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FFBB014DB18EDD40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Pictures/100000000000000800000008E41143556E822473.png" manifest:media-type="image/png"/>
  <manifest:file-entry manifest:full-path="Object 3/Pictures/100000000000000800000008EE9ED4808EB45EA0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0.466cm"/>
    </style:style>
    <style:style style:name="co4" style:family="table-column">
      <style:table-column-properties fo:break-before="auto" style:column-width="1.593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  <style:text-properties style:font-name="Times New Roman2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2"/>
    </style:style>
    <style:style style:name="ce4" style:family="table-cell" style:parent-style-name="Default">
      <style:table-cell-properties fo:border="0.74pt solid #000000"/>
      <style:text-properties style:font-name="Times New Roman2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2"/>
    </style:style>
    <style:style style:name="ce38" style:family="table-cell" style:parent-style-name="Default">
      <style:text-properties style:font-name="Times New Roman2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Times New Roman2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Times New Roman2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Times New Roman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2"/>
    </style:style>
    <style:style style:name="ce8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style:font-name="Times New Roman2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2"/>
    </style:style>
    <style:style style:name="ce16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style:font-name="Times New Roman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2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Times New Roman2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erif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Times New Roman1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2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1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erif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Times New Roman1"/>
    </style:style>
    <style:style style:name="ce3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cm"/>
      <style:text-properties style:font-name="Times New Roman2"/>
    </style:style>
    <style:style style:name="ce50" style:family="table-cell" style:parent-style-name="Default" style:data-style-name="N125">
      <style:text-properties style:font-name="Times New Roman2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2"/>
    </style:style>
    <style:style style:name="ce63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Times New Roman2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Times New Roman2"/>
    </style:style>
    <style:style style:name="ce66" style:family="table-cell" style:parent-style-name="Default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Times New Roman2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Times New Roman2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2"/>
    </style:style>
    <style:style style:name="ce2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2"/>
    </style:style>
    <style:style style:name="ce23" style:family="table-cell" style:parent-style-name="Default" style:data-style-name="N2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Times New Roman2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Times New Roman2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Times New Roman2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1"/>
    </style:style>
    <style:style style:name="ce53" style:family="table-cell" style:parent-style-name="Default">
      <style:table-cell-properties fo:border-bottom="0.74pt dashe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Times New Roman2"/>
    </style:style>
    <style:style style:name="ce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74pt dashed #000000"/>
      <style:paragraph-properties fo:text-align="center" fo:margin-left="0cm"/>
      <style:text-properties style:font-name="Times New Roman2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style:font-name="Times New Roman2"/>
    </style:style>
    <style:style style:name="ce57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Times New Roman2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Times New Roman2"/>
    </style:style>
    <style:style style:name="ce59" style:family="table-cell" style:parent-style-name="Default" style:data-style-name="N122">
      <style:table-cell-properties fo:border-bottom="0.74pt solid #000000" style:text-align-source="fix" style:repeat-content="false" fo:border-left="0.74pt solid #000000" fo:border-right="0.74pt solid #000000" fo:border-top="0.74pt dashed #000000"/>
      <style:paragraph-properties fo:text-align="center" fo:margin-left="0cm"/>
      <style:text-properties style:font-name="Times New Roman2"/>
    </style:style>
    <style:style style:name="ce60" style:family="table-cell" style:parent-style-name="Default" style:data-style-name="N122">
      <style:table-cell-properties style:text-align-source="fix" style:repeat-content="false" fo:border="0.74pt solid #000000"/>
      <style:paragraph-properties fo:text-align="center" fo:margin-left="0cm"/>
      <style:text-properties style:font-name="Times New Roman2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b2b2b2" style:font-name="Times New Roman2"/>
    </style:style>
    <style:style style:name="ce62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color="#b2b2b2" style:font-name="Times New Roman2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font-name="Times New Roman" style:text-position="-8% 58%"/>
    </style:style>
    <style:style style:name="T5" style:family="text">
      <style:text-properties style:text-position="0% 100%"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Исходные данные" table:style-name="ta1">
        <table:table-column table:style-name="co1" table:default-cell-style-name="Default"/>
        <table:table-column table:style-name="co2" table:number-columns-repeated="7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 table:number-columns-spanned="7" table:number-rows-spanned="1">
            <text:p>Исходные данные</text:p>
          </table:table-cell>
          <table:covered-table-cell table:number-columns-repeated="6" table:style-name="ce4"/>
        </table:table-row>
        <table:table-row table:style-name="ro1">
          <table:table-cell/>
          <table:table-cell office:value-type="string" calcext:value-type="string">
            <text:p>t, год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y, шт.</text:p>
          </table:table-cell>
          <table:table-cell office:value-type="float" office:value="11.5" calcext:value-type="float">
            <text:p>11.5</text:p>
          </table:table-cell>
          <table:table-cell office:value-type="float" office:value="7.3" calcext:value-type="float">
            <text:p>7.3</text:p>
          </table:table-cell>
          <table:table-cell office:value-type="float" office:value="6.5" calcext:value-type="float">
            <text:p>6.5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4.9" calcext:value-type="float">
            <text:p>4.9</text:p>
          </table:table-cell>
        </table:table-row>
      </table:table>
      <table:table table:name="Расчет МНК" table:style-name="ta1">
        <table:shapes>
          <draw:frame draw:z-index="0" draw:style-name="gr1" draw:text-style-name="P1" svg:width="2.659cm" svg:height="0.588cm" svg:x="0.61cm" svg:y="6.19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38"/>
        <table:table-column table:style-name="co2" table:number-columns-repeated="5" table:default-cell-style-name="ce38"/>
        <table:table-column table:style-name="co4" table:default-cell-style-name="ce38"/>
        <table:table-column table:style-name="co5" table:number-columns-repeated="3" table:default-cell-style-name="ce38"/>
        <table:table-column table:style-name="co1" table:number-columns-repeated="1014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Таблица для расчета сумм для МНК</text:p>
          </table:table-cell>
          <table:covered-table-cell table:number-columns-repeated="4" table:style-name="ce12"/>
          <table:covered-table-cell table:number-columns-repeated="4" table:style-name="ce14"/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t, год</text:p>
          </table:table-cell>
          <table:table-cell table:style-name="ce7" office:value-type="string" calcext:value-type="string">
            <text:p>y, шт.</text:p>
          </table:table-cell>
          <table:table-cell table:style-name="ce7" office:value-type="string" calcext:value-type="string">
            <text:p>t<text:span text:style-name="T1">i</text:span></text:p>
          </table:table-cell>
          <table:table-cell table:style-name="ce7" office:value-type="string" calcext:value-type="string">
            <text:p>t<text:span text:style-name="T1">i</text:span><text:span text:style-name="T2">2</text:span></text:p>
          </table:table-cell>
          <table:table-cell table:style-name="ce7" office:value-type="string" calcext:value-type="string">
            <text:p>t<text:span text:style-name="T1">i</text:span><text:span text:style-name="T2">3</text:span></text:p>
          </table:table-cell>
          <table:table-cell table:style-name="ce7" office:value-type="string" calcext:value-type="string">
            <text:p>t<text:span text:style-name="T1">i</text:span><text:span text:style-name="T2">4</text:span></text:p>
          </table:table-cell>
          <table:table-cell table:style-name="ce7" office:value-type="string" calcext:value-type="string">
            <text:p>y<text:span text:style-name="T1">i</text:span></text:p>
          </table:table-cell>
          <table:table-cell table:style-name="ce7" office:value-type="string" calcext:value-type="string">
            <text:p>y<text:span text:style-name="T1">i</text:span>t<text:span text:style-name="T1">i</text:span></text:p>
          </table:table-cell>
          <table:table-cell table:style-name="ce7" office:value-type="string" calcext:value-type="string">
            <text:p>y<text:span text:style-name="T1">i</text:span>t<text:span text:style-name="T1">i</text:span><text:span text:style-name="T2">2</text:span>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table:style-name="ce7" table:formula="of:=[$'Исходные данные'.C3]" office:value-type="float" office:value="1" calcext:value-type="float">
            <text:p>1</text:p>
          </table:table-cell>
          <table:table-cell table:style-name="ce7" table:formula="of:=[$'Исходные данные'.C4]" office:value-type="float" office:value="11.5" calcext:value-type="float">
            <text:p>11.5</text:p>
          </table:table-cell>
          <table:table-cell table:style-name="ce8" table:formula="of:=[.B4]" office:value-type="float" office:value="1" calcext:value-type="float">
            <text:p>1.000</text:p>
          </table:table-cell>
          <table:table-cell table:style-name="ce8" table:formula="of:=[.B4]^2" office:value-type="float" office:value="1" calcext:value-type="float">
            <text:p>1.000</text:p>
          </table:table-cell>
          <table:table-cell table:style-name="ce8" table:formula="of:=[.B4]^3" office:value-type="float" office:value="1" calcext:value-type="float">
            <text:p>1.000</text:p>
          </table:table-cell>
          <table:table-cell table:style-name="ce8" table:formula="of:=[.B4]^4" office:value-type="float" office:value="1" calcext:value-type="float">
            <text:p>1.000</text:p>
          </table:table-cell>
          <table:table-cell table:style-name="ce8" table:formula="of:=[.C4]" office:value-type="float" office:value="11.5" calcext:value-type="float">
            <text:p>11.500</text:p>
          </table:table-cell>
          <table:table-cell table:style-name="ce8" table:formula="of:=[.C4]*[.B4]" office:value-type="float" office:value="11.5" calcext:value-type="float">
            <text:p>11.500</text:p>
          </table:table-cell>
          <table:table-cell table:style-name="ce8" table:formula="of:=[.C4]*[.B4]*[.B4]" office:value-type="float" office:value="11.5" calcext:value-type="float">
            <text:p>11.50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table:style-name="ce7" table:formula="of:=[$'Исходные данные'.D3]" office:value-type="float" office:value="2" calcext:value-type="float">
            <text:p>2</text:p>
          </table:table-cell>
          <table:table-cell table:style-name="ce7" table:formula="of:=[$'Исходные данные'.D4]" office:value-type="float" office:value="7.3" calcext:value-type="float">
            <text:p>7.3</text:p>
          </table:table-cell>
          <table:table-cell table:style-name="ce8" table:formula="of:=[.B5]" office:value-type="float" office:value="2" calcext:value-type="float">
            <text:p>2.000</text:p>
          </table:table-cell>
          <table:table-cell table:style-name="ce8" table:formula="of:=[.B5]^2" office:value-type="float" office:value="4" calcext:value-type="float">
            <text:p>4.000</text:p>
          </table:table-cell>
          <table:table-cell table:style-name="ce8" table:formula="of:=[.B5]^3" office:value-type="float" office:value="8" calcext:value-type="float">
            <text:p>8.000</text:p>
          </table:table-cell>
          <table:table-cell table:style-name="ce8" table:formula="of:=[.B5]^4" office:value-type="float" office:value="16" calcext:value-type="float">
            <text:p>16.000</text:p>
          </table:table-cell>
          <table:table-cell table:style-name="ce8" table:formula="of:=[.C5]" office:value-type="float" office:value="7.3" calcext:value-type="float">
            <text:p>7.300</text:p>
          </table:table-cell>
          <table:table-cell table:style-name="ce8" table:formula="of:=[.C5]*[.B5]" office:value-type="float" office:value="14.6" calcext:value-type="float">
            <text:p>14.600</text:p>
          </table:table-cell>
          <table:table-cell table:style-name="ce8" table:formula="of:=[.C5]*[.B5]*[.B5]" office:value-type="float" office:value="29.2" calcext:value-type="float">
            <text:p>29.20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table:style-name="ce7" table:formula="of:=[$'Исходные данные'.E3]" office:value-type="float" office:value="3" calcext:value-type="float">
            <text:p>3</text:p>
          </table:table-cell>
          <table:table-cell table:style-name="ce7" table:formula="of:=[$'Исходные данные'.E4]" office:value-type="float" office:value="6.5" calcext:value-type="float">
            <text:p>6.5</text:p>
          </table:table-cell>
          <table:table-cell table:style-name="ce8" table:formula="of:=[.B6]" office:value-type="float" office:value="3" calcext:value-type="float">
            <text:p>3.000</text:p>
          </table:table-cell>
          <table:table-cell table:style-name="ce8" table:formula="of:=[.B6]^2" office:value-type="float" office:value="9" calcext:value-type="float">
            <text:p>9.000</text:p>
          </table:table-cell>
          <table:table-cell table:style-name="ce8" table:formula="of:=[.B6]^3" office:value-type="float" office:value="27" calcext:value-type="float">
            <text:p>27.000</text:p>
          </table:table-cell>
          <table:table-cell table:style-name="ce8" table:formula="of:=[.B6]^4" office:value-type="float" office:value="81" calcext:value-type="float">
            <text:p>81.000</text:p>
          </table:table-cell>
          <table:table-cell table:style-name="ce8" table:formula="of:=[.C6]" office:value-type="float" office:value="6.5" calcext:value-type="float">
            <text:p>6.500</text:p>
          </table:table-cell>
          <table:table-cell table:style-name="ce8" table:formula="of:=[.C6]*[.B6]" office:value-type="float" office:value="19.5" calcext:value-type="float">
            <text:p>19.500</text:p>
          </table:table-cell>
          <table:table-cell table:style-name="ce8" table:formula="of:=[.C6]*[.B6]*[.B6]" office:value-type="float" office:value="58.5" calcext:value-type="float">
            <text:p>58.500</text:p>
          </table:table-cell>
          <table:table-cell table:number-columns-repeated="1014"/>
        </table:table-row>
        <table:table-row table:style-name="ro1">
          <table:table-cell/>
          <table:table-cell table:style-name="ce7" table:formula="of:=[$'Исходные данные'.F3]" office:value-type="float" office:value="4" calcext:value-type="float">
            <text:p>4</text:p>
          </table:table-cell>
          <table:table-cell table:style-name="ce7" table:formula="of:=[$'Исходные данные'.F4]" office:value-type="float" office:value="5.6" calcext:value-type="float">
            <text:p>5.6</text:p>
          </table:table-cell>
          <table:table-cell table:style-name="ce8" table:formula="of:=[.B7]" office:value-type="float" office:value="4" calcext:value-type="float">
            <text:p>4.000</text:p>
          </table:table-cell>
          <table:table-cell table:style-name="ce8" table:formula="of:=[.B7]^2" office:value-type="float" office:value="16" calcext:value-type="float">
            <text:p>16.000</text:p>
          </table:table-cell>
          <table:table-cell table:style-name="ce8" table:formula="of:=[.B7]^3" office:value-type="float" office:value="64" calcext:value-type="float">
            <text:p>64.000</text:p>
          </table:table-cell>
          <table:table-cell table:style-name="ce8" table:formula="of:=[.B7]^4" office:value-type="float" office:value="256" calcext:value-type="float">
            <text:p>256.000</text:p>
          </table:table-cell>
          <table:table-cell table:style-name="ce8" table:formula="of:=[.C7]" office:value-type="float" office:value="5.6" calcext:value-type="float">
            <text:p>5.600</text:p>
          </table:table-cell>
          <table:table-cell table:style-name="ce8" table:formula="of:=[.C7]*[.B7]" office:value-type="float" office:value="22.4" calcext:value-type="float">
            <text:p>22.400</text:p>
          </table:table-cell>
          <table:table-cell table:style-name="ce8" table:formula="of:=[.C7]*[.B7]*[.B7]" office:value-type="float" office:value="89.6" calcext:value-type="float">
            <text:p>89.600</text:p>
          </table:table-cell>
          <table:table-cell table:number-columns-repeated="1014"/>
        </table:table-row>
        <table:table-row table:style-name="ro1">
          <table:table-cell/>
          <table:table-cell table:style-name="ce7" table:formula="of:=[$'Исходные данные'.G3]" office:value-type="float" office:value="5" calcext:value-type="float">
            <text:p>5</text:p>
          </table:table-cell>
          <table:table-cell table:style-name="ce7" table:formula="of:=[$'Исходные данные'.G4]" office:value-type="float" office:value="5.5" calcext:value-type="float">
            <text:p>5.5</text:p>
          </table:table-cell>
          <table:table-cell table:style-name="ce8" table:formula="of:=[.B8]" office:value-type="float" office:value="5" calcext:value-type="float">
            <text:p>5.000</text:p>
          </table:table-cell>
          <table:table-cell table:style-name="ce8" table:formula="of:=[.B8]^2" office:value-type="float" office:value="25" calcext:value-type="float">
            <text:p>25.000</text:p>
          </table:table-cell>
          <table:table-cell table:style-name="ce8" table:formula="of:=[.B8]^3" office:value-type="float" office:value="125" calcext:value-type="float">
            <text:p>125.000</text:p>
          </table:table-cell>
          <table:table-cell table:style-name="ce8" table:formula="of:=[.B8]^4" office:value-type="float" office:value="625" calcext:value-type="float">
            <text:p>625.000</text:p>
          </table:table-cell>
          <table:table-cell table:style-name="ce8" table:formula="of:=[.C8]" office:value-type="float" office:value="5.5" calcext:value-type="float">
            <text:p>5.500</text:p>
          </table:table-cell>
          <table:table-cell table:style-name="ce8" table:formula="of:=[.C8]*[.B8]" office:value-type="float" office:value="27.5" calcext:value-type="float">
            <text:p>27.500</text:p>
          </table:table-cell>
          <table:table-cell table:style-name="ce8" table:formula="of:=[.C8]*[.B8]*[.B8]" office:value-type="float" office:value="137.5" calcext:value-type="float">
            <text:p>137.500</text:p>
          </table:table-cell>
          <table:table-cell table:number-columns-repeated="1014"/>
        </table:table-row>
        <table:table-row table:style-name="ro1">
          <table:table-cell/>
          <table:table-cell table:style-name="ce7" table:formula="of:=[$'Исходные данные'.H3]" office:value-type="float" office:value="6" calcext:value-type="float">
            <text:p>6</text:p>
          </table:table-cell>
          <table:table-cell table:style-name="ce7" table:formula="of:=[$'Исходные данные'.H4]" office:value-type="float" office:value="4.9" calcext:value-type="float">
            <text:p>4.9</text:p>
          </table:table-cell>
          <table:table-cell table:style-name="ce8" table:formula="of:=[.B9]" office:value-type="float" office:value="6" calcext:value-type="float">
            <text:p>6.000</text:p>
          </table:table-cell>
          <table:table-cell table:style-name="ce8" table:formula="of:=[.B9]^2" office:value-type="float" office:value="36" calcext:value-type="float">
            <text:p>36.000</text:p>
          </table:table-cell>
          <table:table-cell table:style-name="ce8" table:formula="of:=[.B9]^3" office:value-type="float" office:value="216" calcext:value-type="float">
            <text:p>216.000</text:p>
          </table:table-cell>
          <table:table-cell table:style-name="ce8" table:formula="of:=[.B9]^4" office:value-type="float" office:value="1296" calcext:value-type="float">
            <text:p>1296.000</text:p>
          </table:table-cell>
          <table:table-cell table:style-name="ce8" table:formula="of:=[.C9]" office:value-type="float" office:value="4.9" calcext:value-type="float">
            <text:p>4.900</text:p>
          </table:table-cell>
          <table:table-cell table:style-name="ce8" table:formula="of:=[.C9]*[.B9]" office:value-type="float" office:value="29.4" calcext:value-type="float">
            <text:p>29.400</text:p>
          </table:table-cell>
          <table:table-cell table:style-name="ce8" table:formula="of:=[.C9]*[.B9]*[.B9]" office:value-type="float" office:value="176.4" calcext:value-type="float">
            <text:p>176.400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Значения</text:p>
          </table:table-cell>
          <table:covered-table-cell table:style-name="ce7"/>
          <table:table-cell table:style-name="ce8" office:value-type="string" calcext:value-type="string">
            <text:p>α</text:p>
          </table:table-cell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ɣ</text:p>
          </table:table-cell>
          <table:table-cell table:style-name="ce8" office:value-type="string" calcext:value-type="string">
            <text:p>δ</text:p>
          </table:table-cell>
          <table:table-cell table:style-name="ce16" office:value-type="string" calcext:value-type="string">
            <text:p>φ</text:p>
          </table:table-cell>
          <table:table-cell table:style-name="ce16" office:value-type="string" calcext:value-type="string">
            <text:p>ψ</text:p>
          </table:table-cell>
          <table:table-cell table:style-name="ce16" office:value-type="string" calcext:value-type="string">
            <text:p>ω</text:p>
          </table:table-cell>
          <table:table-cell table:number-columns-repeated="1014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Σ</text:p>
          </table:table-cell>
          <table:covered-table-cell/>
          <table:table-cell table:style-name="ce8" table:formula="of:=SUM([.D4:.D9])" office:value-type="float" office:value="21" calcext:value-type="float">
            <text:p>21.000</text:p>
          </table:table-cell>
          <table:table-cell table:style-name="ce8" table:formula="of:=SUM([.E4:.E9])" office:value-type="float" office:value="91" calcext:value-type="float">
            <text:p>91.000</text:p>
          </table:table-cell>
          <table:table-cell table:style-name="ce8" table:formula="of:=SUM([.F4:.F9])" office:value-type="float" office:value="441" calcext:value-type="float">
            <text:p>441.000</text:p>
          </table:table-cell>
          <table:table-cell table:style-name="ce8" table:formula="of:=SUM([.G4:.G9])" office:value-type="float" office:value="2275" calcext:value-type="float">
            <text:p>2275.000</text:p>
          </table:table-cell>
          <table:table-cell table:style-name="ce8" table:formula="of:=SUM([.H4:.H9])" office:value-type="float" office:value="41.3" calcext:value-type="float">
            <text:p>41.300</text:p>
          </table:table-cell>
          <table:table-cell table:style-name="ce8" table:formula="of:=SUM([.I4:.I9])" office:value-type="float" office:value="124.9" calcext:value-type="float">
            <text:p>124.900</text:p>
          </table:table-cell>
          <table:table-cell table:style-name="ce8" table:formula="of:=SUM([.J4:.J9])" office:value-type="float" office:value="502.7" calcext:value-type="float">
            <text:p>502.7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Для линии тренда:</text:p>
          </table:table-cell>
          <table:covered-table-cell table:style-name="ce4"/>
          <table:table-cell table:number-columns-repeated="1021"/>
        </table:table-row>
        <table:table-row table:style-name="ro1">
          <table:table-cell/>
          <table:table-cell table:style-name="ce4" table:number-columns-spanned="2" table:number-rows-spanned="3"/>
          <table:covered-table-cell table:style-name="ce4"/>
          <table:table-cell table:number-columns-repeated="1021"/>
        </table:table-row>
        <table:table-row table:style-name="ro1">
          <table:table-cell/>
          <table:covered-table-cell table:number-columns-repeated="2" table:style-name="ce4"/>
          <table:table-cell table:number-columns-repeated="1021"/>
        </table:table-row>
        <table:table-row table:style-name="ro1">
          <table:table-cell/>
          <table:covered-table-cell table:number-columns-repeated="2" table:style-name="ce4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Решение СЛУ" table:style-name="ta1">
        <table:table-column table:style-name="co1" table:default-cell-style-name="ce38"/>
        <table:table-column table:style-name="co6" table:number-columns-repeated="7" table:default-cell-style-name="ce38"/>
        <table:table-column table:style-name="co1" table:default-cell-style-name="ce38"/>
        <table:table-column table:style-name="co7" table:default-cell-style-name="ce38"/>
        <table:table-column table:style-name="co1" table:number-columns-repeated="1014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7" table:number-rows-spanned="1">
            <text:p>Решение СЛУ методом Крамера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 table:number-columns-spanned="1" table:number-rows-spanned="3">
            <text:p>Δ =</text:p>
          </table:table-cell>
          <table:table-cell table:style-name="ce48" office:value-type="float" office:value="6" calcext:value-type="float">
            <text:p>6</text:p>
          </table:table-cell>
          <table:table-cell table:style-name="ce64" office:value-type="string" calcext:value-type="string">
            <text:p>α</text:p>
          </table:table-cell>
          <table:table-cell table:style-name="ce32" office:value-type="string" calcext:value-type="string">
            <text:p>β</text:p>
          </table:table-cell>
          <table:table-cell table:style-name="ce17" office:value-type="string" calcext:value-type="string" table:number-columns-spanned="1" table:number-rows-spanned="3">
            <text:p>=</text:p>
          </table:table-cell>
          <table:table-cell table:style-name="ce34" table:formula="of:=(6*[$'Расчет МНК'.E11]*[$'Расчет МНК'.G11]+[$'Расчет МНК'.D11]*[$'Расчет МНК'.F11]*[$'Расчет МНК'.E11]+[$'Расчет МНК'.E11]*[$'Расчет МНК'.D11]*[$'Расчет МНК'.F11])-([$'Расчет МНК'.E11]^3+6*[$'Расчет МНК'.F11]^2+[$'Расчет МНК'.D11]^2*[$'Расчет МНК'.G11])" office:value-type="float" office:value="3920" calcext:value-type="float" table:number-columns-spanned="2" table:number-rows-spanned="3">
            <text:p>3920.000</text:p>
          </table:table-cell>
          <table:covered-table-cell table:style-name="ce63"/>
          <table:table-cell table:style-name="ce64"/>
          <table:table-cell table:style-name="ce65" office:value-type="string" calcext:value-type="string">
            <text:p>a = Δ<text:span text:style-name="T1">a</text:span>/Δ =</text:p>
          </table:table-cell>
          <table:table-cell table:style-name="ce66" table:formula="of:=[.G8]/[.G4]" office:value-type="float" office:value="14.2799999999994" calcext:value-type="float">
            <text:p>14.280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covered-table-cell/>
          <table:table-cell table:style-name="ce48" office:value-type="string" calcext:value-type="string">
            <text:p>α</text:p>
          </table:table-cell>
          <table:table-cell table:style-name="ce29" office:value-type="string" calcext:value-type="string">
            <text:p>β</text:p>
          </table:table-cell>
          <table:table-cell table:style-name="ce32" office:value-type="string" calcext:value-type="string">
            <text:p>ɣ</text:p>
          </table:table-cell>
          <table:covered-table-cell/>
          <table:covered-table-cell table:style-name="ce50"/>
          <table:covered-table-cell table:style-name="ce63"/>
          <table:table-cell table:style-name="ce64"/>
          <table:table-cell table:style-name="ce65" office:value-type="string" calcext:value-type="string">
            <text:p>b = Δ<text:span text:style-name="T1">b</text:span>/Δ =</text:p>
          </table:table-cell>
          <table:table-cell table:style-name="ce66" table:formula="of:=[.G12]/[.G4]" office:value-type="float" office:value="-3.72285714285705" calcext:value-type="float">
            <text:p>-3.723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covered-table-cell/>
          <table:table-cell table:style-name="ce25" office:value-type="string" calcext:value-type="string">
            <text:p>β</text:p>
          </table:table-cell>
          <table:table-cell table:style-name="ce29" office:value-type="string" calcext:value-type="string">
            <text:p>ɣ</text:p>
          </table:table-cell>
          <table:table-cell table:style-name="ce32" office:value-type="string" calcext:value-type="string">
            <text:p>δ</text:p>
          </table:table-cell>
          <table:covered-table-cell/>
          <table:covered-table-cell table:style-name="ce50"/>
          <table:covered-table-cell table:style-name="ce63"/>
          <table:table-cell table:style-name="ce64"/>
          <table:table-cell table:style-name="ce65" office:value-type="string" calcext:value-type="string">
            <text:p>c = Δ<text:span text:style-name="T1">c</text:span>/Δ =</text:p>
          </table:table-cell>
          <table:table-cell table:style-name="ce66" table:formula="of:=[.G16]/[.G4]" office:value-type="float" office:value="0.371428571428571" calcext:value-type="float">
            <text:p>0.371</text:p>
          </table:table-cell>
          <table:table-cell table:number-columns-repeated="2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6"/>
          <table:table-cell table:style-name="ce50" table:number-columns-repeated="2"/>
          <table:table-cell table:number-columns-repeated="1016"/>
        </table:table-row>
        <table:table-row table:style-name="ro1">
          <table:table-cell/>
          <table:table-cell table:style-name="ce17" office:value-type="string" calcext:value-type="string" table:number-columns-spanned="1" table:number-rows-spanned="3">
            <text:p>Δ<text:span text:style-name="T1">a</text:span> =</text:p>
          </table:table-cell>
          <table:table-cell table:style-name="ce27" office:value-type="string" calcext:value-type="string">
            <text:p>φ</text:p>
          </table:table-cell>
          <table:table-cell table:style-name="ce64" office:value-type="string" calcext:value-type="string">
            <text:p>α</text:p>
          </table:table-cell>
          <table:table-cell table:style-name="ce32" office:value-type="string" calcext:value-type="string">
            <text:p>β</text:p>
          </table:table-cell>
          <table:table-cell table:style-name="ce17" office:value-type="string" calcext:value-type="string" table:number-columns-spanned="1" table:number-rows-spanned="3">
            <text:p><text:s/></text:p>
          </table:table-cell>
          <table:table-cell table:style-name="ce34" table:formula="of:=([$'Расчет МНК'.H11]*[$'Расчет МНК'.E11]*[$'Расчет МНК'.G11]+[$'Расчет МНК'.D11]*[$'Расчет МНК'.F11]*[$'Расчет МНК'.J11]+[$'Расчет МНК'.E11]*[$'Расчет МНК'.I11]*[$'Расчет МНК'.F11])-([$'Расчет МНК'.E11]^2*[$'Расчет МНК'.J11]+[$'Расчет МНК'.H11]*[$'Расчет МНК'.F11]^2+[$'Расчет МНК'.D11]*[$'Расчет МНК'.I11]*[$'Расчет МНК'.G11])" office:value-type="float" office:value="55977.5999999978" calcext:value-type="float" table:number-columns-spanned="2" table:number-rows-spanned="3">
            <text:p>55977.600</text:p>
          </table:table-cell>
          <table:covered-table-cell table:style-name="ce63"/>
          <table:table-cell table:number-columns-repeated="1016"/>
        </table:table-row>
        <table:table-row table:style-name="ro1">
          <table:table-cell/>
          <table:covered-table-cell/>
          <table:table-cell table:style-name="ce27" office:value-type="string" calcext:value-type="string">
            <text:p>ψ</text:p>
          </table:table-cell>
          <table:table-cell table:style-name="ce29" office:value-type="string" calcext:value-type="string">
            <text:p>β</text:p>
          </table:table-cell>
          <table:table-cell table:style-name="ce32" office:value-type="string" calcext:value-type="string">
            <text:p>ɣ</text:p>
          </table:table-cell>
          <table:covered-table-cell/>
          <table:covered-table-cell table:style-name="ce50"/>
          <table:covered-table-cell table:style-name="ce63"/>
          <table:table-cell table:number-columns-repeated="1016"/>
        </table:table-row>
        <table:table-row table:style-name="ro1">
          <table:table-cell/>
          <table:covered-table-cell/>
          <table:table-cell table:style-name="ce27" office:value-type="string" calcext:value-type="string">
            <text:p>ω</text:p>
          </table:table-cell>
          <table:table-cell table:style-name="ce29" office:value-type="string" calcext:value-type="string">
            <text:p>ɣ</text:p>
          </table:table-cell>
          <table:table-cell table:style-name="ce32" office:value-type="string" calcext:value-type="string">
            <text:p>δ</text:p>
          </table:table-cell>
          <table:covered-table-cell/>
          <table:covered-table-cell table:style-name="ce50"/>
          <table:covered-table-cell table:style-name="ce63"/>
          <table:table-cell table:number-columns-repeated="1016"/>
        </table:table-row>
        <table:table-row table:style-name="ro1">
          <table:table-cell table:number-columns-repeated="6"/>
          <table:table-cell table:style-name="ce50" table:number-columns-repeated="2"/>
          <table:table-cell table:number-columns-repeated="1016"/>
        </table:table-row>
        <table:table-row table:style-name="ro1">
          <table:table-cell/>
          <table:table-cell table:style-name="ce17" office:value-type="string" calcext:value-type="string" table:number-columns-spanned="1" table:number-rows-spanned="3">
            <text:p>Δ<text:span text:style-name="T1">b</text:span> =</text:p>
          </table:table-cell>
          <table:table-cell table:style-name="ce48" office:value-type="float" office:value="6" calcext:value-type="float">
            <text:p>6</text:p>
          </table:table-cell>
          <table:table-cell table:style-name="ce30" office:value-type="string" calcext:value-type="string">
            <text:p>φ</text:p>
          </table:table-cell>
          <table:table-cell table:style-name="ce32" office:value-type="string" calcext:value-type="string">
            <text:p>β</text:p>
          </table:table-cell>
          <table:table-cell table:style-name="ce17" office:value-type="string" calcext:value-type="string" table:number-columns-spanned="1" table:number-rows-spanned="3">
            <text:p>=</text:p>
          </table:table-cell>
          <table:table-cell table:style-name="ce34" table:formula="of:=(6*[$'Расчет МНК'.I11]*[$'Расчет МНК'.G11]+[$'Расчет МНК'.H11]*[$'Расчет МНК'.F11]*[$'Расчет МНК'.E11]+[$'Расчет МНК'.E11]*[$'Расчет МНК'.D11]*[$'Расчет МНК'.J11])-([$'Расчет МНК'.E11]^2*[$'Расчет МНК'.I11]+6*[$'Расчет МНК'.F11]*[$'Расчет МНК'.J11]+[$'Расчет МНК'.D11]*[$'Расчет МНК'.H11]*[$'Расчет МНК'.G11])" office:value-type="float" office:value="-14593.5999999996" calcext:value-type="float" table:number-columns-spanned="2" table:number-rows-spanned="3">
            <text:p>-14593.600</text:p>
          </table:table-cell>
          <table:covered-table-cell table:style-name="ce63"/>
          <table:table-cell table:number-columns-repeated="1016"/>
        </table:table-row>
        <table:table-row table:style-name="ro1">
          <table:table-cell/>
          <table:covered-table-cell/>
          <table:table-cell table:style-name="ce48" office:value-type="string" calcext:value-type="string">
            <text:p>α</text:p>
          </table:table-cell>
          <table:table-cell table:style-name="ce30" office:value-type="string" calcext:value-type="string">
            <text:p>ψ</text:p>
          </table:table-cell>
          <table:table-cell table:style-name="ce32" office:value-type="string" calcext:value-type="string">
            <text:p>ɣ</text:p>
          </table:table-cell>
          <table:covered-table-cell/>
          <table:covered-table-cell table:style-name="ce50"/>
          <table:covered-table-cell table:style-name="ce63"/>
          <table:table-cell table:number-columns-repeated="1016"/>
        </table:table-row>
        <table:table-row table:style-name="ro1">
          <table:table-cell/>
          <table:covered-table-cell/>
          <table:table-cell table:style-name="ce25" office:value-type="string" calcext:value-type="string">
            <text:p>β</text:p>
          </table:table-cell>
          <table:table-cell table:style-name="ce30" office:value-type="string" calcext:value-type="string">
            <text:p>ω</text:p>
          </table:table-cell>
          <table:table-cell table:style-name="ce32" office:value-type="string" calcext:value-type="string">
            <text:p>δ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 table:number-columns-spanned="1" table:number-rows-spanned="3">
            <text:p>Δ<text:span text:style-name="T1">c</text:span> =</text:p>
          </table:table-cell>
          <table:table-cell table:style-name="ce48" office:value-type="float" office:value="6" calcext:value-type="float">
            <text:p>6</text:p>
          </table:table-cell>
          <table:table-cell table:style-name="ce64" office:value-type="string" calcext:value-type="string">
            <text:p>α</text:p>
          </table:table-cell>
          <table:table-cell table:style-name="ce33" office:value-type="string" calcext:value-type="string">
            <text:p>φ</text:p>
          </table:table-cell>
          <table:table-cell table:style-name="ce17" office:value-type="string" calcext:value-type="string" table:number-columns-spanned="1" table:number-rows-spanned="3">
            <text:p>=</text:p>
          </table:table-cell>
          <table:table-cell table:style-name="ce36" table:formula="of:=(6*[$'Расчет МНК'.E11]*[$'Расчет МНК'.J11]+[$'Расчет МНК'.D11]*[$'Расчет МНК'.I11]*[$'Расчет МНК'.E11]+[$'Расчет МНК'.H11]*[$'Расчет МНК'.D11]*[$'Расчет МНК'.F11])-([$'Расчет МНК'.H11]*[$'Расчет МНК'.E11]^2+6*[$'Расчет МНК'.I11]*[$'Расчет МНК'.F11]+[$'Расчет МНК'.D11]^2*[$'Расчет МНК'.J11])" office:value-type="float" office:value="1456" calcext:value-type="float" table:number-columns-spanned="2" table:number-rows-spanned="3">
            <text:p>1456</text:p>
          </table:table-cell>
          <table:covered-table-cell/>
          <table:table-cell table:number-columns-repeated="1016"/>
        </table:table-row>
        <table:table-row table:style-name="ro1">
          <table:table-cell/>
          <table:covered-table-cell/>
          <table:table-cell table:style-name="ce48" office:value-type="string" calcext:value-type="string">
            <text:p>α</text:p>
          </table:table-cell>
          <table:table-cell table:style-name="ce29" office:value-type="string" calcext:value-type="string">
            <text:p>β</text:p>
          </table:table-cell>
          <table:table-cell table:style-name="ce33" office:value-type="string" calcext:value-type="string">
            <text:p>ψ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/>
          <table:covered-table-cell/>
          <table:table-cell table:style-name="ce25" office:value-type="string" calcext:value-type="string">
            <text:p>β</text:p>
          </table:table-cell>
          <table:table-cell table:style-name="ce29" office:value-type="string" calcext:value-type="string">
            <text:p>ɣ</text:p>
          </table:table-cell>
          <table:table-cell table:style-name="ce33" office:value-type="string" calcext:value-type="string">
            <text:p>ω</text:p>
          </table:table-cell>
          <table:covered-table-cell table:number-columns-repeated="3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ния тренда" table:style-name="ta1">
        <table:shapes>
          <draw:frame draw:z-index="0" draw:style-name="gr2" draw:text-style-name="P1" svg:width="14.847cm" svg:height="23.134cm" svg:x="16.215cm" svg:y="0.173cm">
            <draw:object draw:notify-on-update-of-ranges="'Линия тренда'.B4:'Линия тренда'.B143 'Линия тренда'.B4:'Линия тренда'.B143 'Линия тренда'.C3:'Линия тренда'.C3 'Линия тренда'.C4:'Линия тренда'.C143 'Расчет МНК'.B4:'Расчет МНК'.B9 'Расчет МНК'.C3:'Расчет МНК'.C3 'Расчет МНК'.C4:'Расчет МНК'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4" table:number-rows-spanned="1">
            <text:p>Значения линии тренда для построения графика </text:p>
          </table:table-cell>
          <table:covered-table-cell table:number-columns-repeated="2" table:style-name="ce24"/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<text:span text:style-name="T3">ŷ</text:span><text:span text:style-name="T1">t</text:span>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$'Исходные данные'.C3]" office:value-type="float" office:value="1" calcext:value-type="float">
            <text:p>1.00</text:p>
          </table:table-cell>
          <table:table-cell table:style-name="ce8" table:formula="of:=[$'Решение СЛУ'.$K$4]+[$'Решение СЛУ'.$K$5]*[.B4]+[$'Решение СЛУ'.$K$6]*[.B4]^2" office:value-type="float" office:value="10.928571428571" calcext:value-type="float">
            <text:p>10.92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]+0.05" office:value-type="float" office:value="1.05" calcext:value-type="float">
            <text:p>1.05</text:p>
          </table:table-cell>
          <table:table-cell table:style-name="ce8" table:formula="of:=[$'Решение СЛУ'.$K$4]+[$'Решение СЛУ'.$K$5]*[.B5]+[$'Решение СЛУ'.$K$6]*[.B5]^2" office:value-type="float" office:value="10.7804999999995" calcext:value-type="float">
            <text:p>10.78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]+0.05" office:value-type="float" office:value="1.1" calcext:value-type="float">
            <text:p>1.10</text:p>
          </table:table-cell>
          <table:table-cell table:style-name="ce8" table:formula="of:=[$'Решение СЛУ'.$K$4]+[$'Решение СЛУ'.$K$5]*[.B6]+[$'Решение СЛУ'.$K$6]*[.B6]^2" office:value-type="float" office:value="10.6342857142852" calcext:value-type="float">
            <text:p>10.63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]+0.05" office:value-type="float" office:value="1.15" calcext:value-type="float">
            <text:p>1.15</text:p>
          </table:table-cell>
          <table:table-cell table:style-name="ce8" table:formula="of:=[$'Решение СЛУ'.$K$4]+[$'Решение СЛУ'.$K$5]*[.B7]+[$'Решение СЛУ'.$K$6]*[.B7]^2" office:value-type="float" office:value="10.4899285714281" calcext:value-type="float">
            <text:p>10.49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]+0.05" office:value-type="float" office:value="1.2" calcext:value-type="float">
            <text:p>1.20</text:p>
          </table:table-cell>
          <table:table-cell table:style-name="ce8" table:formula="of:=[$'Решение СЛУ'.$K$4]+[$'Решение СЛУ'.$K$5]*[.B8]+[$'Решение СЛУ'.$K$6]*[.B8]^2" office:value-type="float" office:value="10.3474285714281" calcext:value-type="float">
            <text:p>10.347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/>
          <table:table-cell table:style-name="ce22" table:formula="of:=[.B8]+0.05" office:value-type="float" office:value="1.25" calcext:value-type="float">
            <text:p>1.25</text:p>
          </table:table-cell>
          <table:table-cell table:style-name="ce8" table:formula="of:=[$'Решение СЛУ'.$K$4]+[$'Решение СЛУ'.$K$5]*[.B9]+[$'Решение СЛУ'.$K$6]*[.B9]^2" office:value-type="float" office:value="10.2067857142853" calcext:value-type="float">
            <text:p>10.20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]+0.05" office:value-type="float" office:value="1.3" calcext:value-type="float">
            <text:p>1.30</text:p>
          </table:table-cell>
          <table:table-cell table:style-name="ce8" table:formula="of:=[$'Решение СЛУ'.$K$4]+[$'Решение СЛУ'.$K$5]*[.B10]+[$'Решение СЛУ'.$K$6]*[.B10]^2" office:value-type="float" office:value="10.0679999999996" calcext:value-type="float">
            <text:p>10.06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]+0.05" office:value-type="float" office:value="1.35" calcext:value-type="float">
            <text:p>1.35</text:p>
          </table:table-cell>
          <table:table-cell table:style-name="ce8" table:formula="of:=[$'Решение СЛУ'.$K$4]+[$'Решение СЛУ'.$K$5]*[.B11]+[$'Решение СЛУ'.$K$6]*[.B11]^2" office:value-type="float" office:value="9.93107142857099" calcext:value-type="float">
            <text:p>9.93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]+0.05" office:value-type="float" office:value="1.4" calcext:value-type="float">
            <text:p>1.40</text:p>
          </table:table-cell>
          <table:table-cell table:style-name="ce8" table:formula="of:=[$'Решение СЛУ'.$K$4]+[$'Решение СЛУ'.$K$5]*[.B12]+[$'Решение СЛУ'.$K$6]*[.B12]^2" office:value-type="float" office:value="9.79599999999956" calcext:value-type="float">
            <text:p>9.79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]+0.05" office:value-type="float" office:value="1.45" calcext:value-type="float">
            <text:p>1.45</text:p>
          </table:table-cell>
          <table:table-cell table:style-name="ce8" table:formula="of:=[$'Решение СЛУ'.$K$4]+[$'Решение СЛУ'.$K$5]*[.B13]+[$'Решение СЛУ'.$K$6]*[.B13]^2" office:value-type="float" office:value="9.66278571428528" calcext:value-type="float">
            <text:p>9.66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]+0.05" office:value-type="float" office:value="1.5" calcext:value-type="float">
            <text:p>1.50</text:p>
          </table:table-cell>
          <table:table-cell table:style-name="ce8" table:formula="of:=[$'Решение СЛУ'.$K$4]+[$'Решение СЛУ'.$K$5]*[.B14]+[$'Решение СЛУ'.$K$6]*[.B14]^2" office:value-type="float" office:value="9.53142857142814" calcext:value-type="float">
            <text:p>9.53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4]+0.05" office:value-type="float" office:value="1.55" calcext:value-type="float">
            <text:p>1.55</text:p>
          </table:table-cell>
          <table:table-cell table:style-name="ce8" table:formula="of:=[$'Решение СЛУ'.$K$4]+[$'Решение СЛУ'.$K$5]*[.B15]+[$'Решение СЛУ'.$K$6]*[.B15]^2" office:value-type="float" office:value="9.40192857142815" calcext:value-type="float">
            <text:p>9.40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5]+0.05" office:value-type="float" office:value="1.6" calcext:value-type="float">
            <text:p>1.60</text:p>
          </table:table-cell>
          <table:table-cell table:style-name="ce8" table:formula="of:=[$'Решение СЛУ'.$K$4]+[$'Решение СЛУ'.$K$5]*[.B16]+[$'Решение СЛУ'.$K$6]*[.B16]^2" office:value-type="float" office:value="9.2742857142853" calcext:value-type="float">
            <text:p>9.27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6]+0.05" office:value-type="float" office:value="1.65" calcext:value-type="float">
            <text:p>1.65</text:p>
          </table:table-cell>
          <table:table-cell table:style-name="ce8" table:formula="of:=[$'Решение СЛУ'.$K$4]+[$'Решение СЛУ'.$K$5]*[.B17]+[$'Решение СЛУ'.$K$6]*[.B17]^2" office:value-type="float" office:value="9.14849999999959" calcext:value-type="float">
            <text:p>9.14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7]+0.05" office:value-type="float" office:value="1.7" calcext:value-type="float">
            <text:p>1.70</text:p>
          </table:table-cell>
          <table:table-cell table:style-name="ce8" table:formula="of:=[$'Решение СЛУ'.$K$4]+[$'Решение СЛУ'.$K$5]*[.B18]+[$'Решение СЛУ'.$K$6]*[.B18]^2" office:value-type="float" office:value="9.02457142857102" calcext:value-type="float">
            <text:p>9.02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8]+0.05" office:value-type="float" office:value="1.75" calcext:value-type="float">
            <text:p>1.75</text:p>
          </table:table-cell>
          <table:table-cell table:style-name="ce8" table:formula="of:=[$'Решение СЛУ'.$K$4]+[$'Решение СЛУ'.$K$5]*[.B19]+[$'Решение СЛУ'.$K$6]*[.B19]^2" office:value-type="float" office:value="8.9024999999996" calcext:value-type="float">
            <text:p>8.90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9]+0.05" office:value-type="float" office:value="1.8" calcext:value-type="float">
            <text:p>1.80</text:p>
          </table:table-cell>
          <table:table-cell table:style-name="ce8" table:formula="of:=[$'Решение СЛУ'.$K$4]+[$'Решение СЛУ'.$K$5]*[.B20]+[$'Решение СЛУ'.$K$6]*[.B20]^2" office:value-type="float" office:value="8.78228571428531" calcext:value-type="float">
            <text:p>8.78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0]+0.05" office:value-type="float" office:value="1.85" calcext:value-type="float">
            <text:p>1.85</text:p>
          </table:table-cell>
          <table:table-cell table:style-name="ce8" table:formula="of:=[$'Решение СЛУ'.$K$4]+[$'Решение СЛУ'.$K$5]*[.B21]+[$'Решение СЛУ'.$K$6]*[.B21]^2" office:value-type="float" office:value="8.66392857142818" calcext:value-type="float">
            <text:p>8.66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1]+0.05" office:value-type="float" office:value="1.9" calcext:value-type="float">
            <text:p>1.90</text:p>
          </table:table-cell>
          <table:table-cell table:style-name="ce8" table:formula="of:=[$'Решение СЛУ'.$K$4]+[$'Решение СЛУ'.$K$5]*[.B22]+[$'Решение СЛУ'.$K$6]*[.B22]^2" office:value-type="float" office:value="8.54742857142818" calcext:value-type="float">
            <text:p>8.54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2]+0.05" office:value-type="float" office:value="1.95" calcext:value-type="float">
            <text:p>1.95</text:p>
          </table:table-cell>
          <table:table-cell table:style-name="ce8" table:formula="of:=[$'Решение СЛУ'.$K$4]+[$'Решение СЛУ'.$K$5]*[.B23]+[$'Решение СЛУ'.$K$6]*[.B23]^2" office:value-type="float" office:value="8.43278571428533" calcext:value-type="float">
            <text:p>8.43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3]+0.05" office:value-type="float" office:value="2" calcext:value-type="float">
            <text:p>2.00</text:p>
          </table:table-cell>
          <table:table-cell table:style-name="ce8" table:formula="of:=[$'Решение СЛУ'.$K$4]+[$'Решение СЛУ'.$K$5]*[.B24]+[$'Решение СЛУ'.$K$6]*[.B24]^2" office:value-type="float" office:value="8.31999999999962" calcext:value-type="float">
            <text:p>8.32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4]+0.05" office:value-type="float" office:value="2.05" calcext:value-type="float">
            <text:p>2.05</text:p>
          </table:table-cell>
          <table:table-cell table:style-name="ce8" table:formula="of:=[$'Решение СЛУ'.$K$4]+[$'Решение СЛУ'.$K$5]*[.B25]+[$'Решение СЛУ'.$K$6]*[.B25]^2" office:value-type="float" office:value="8.20907142857105" calcext:value-type="float">
            <text:p>8.20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5]+0.05" office:value-type="float" office:value="2.1" calcext:value-type="float">
            <text:p>2.10</text:p>
          </table:table-cell>
          <table:table-cell table:style-name="ce8" table:formula="of:=[$'Решение СЛУ'.$K$4]+[$'Решение СЛУ'.$K$5]*[.B26]+[$'Решение СЛУ'.$K$6]*[.B26]^2" office:value-type="float" office:value="8.09999999999963" calcext:value-type="float">
            <text:p>8.10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6]+0.05" office:value-type="float" office:value="2.15" calcext:value-type="float">
            <text:p>2.15</text:p>
          </table:table-cell>
          <table:table-cell table:style-name="ce8" table:formula="of:=[$'Решение СЛУ'.$K$4]+[$'Решение СЛУ'.$K$5]*[.B27]+[$'Решение СЛУ'.$K$6]*[.B27]^2" office:value-type="float" office:value="7.99278571428535" calcext:value-type="float">
            <text:p>7.99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7]+0.05" office:value-type="float" office:value="2.2" calcext:value-type="float">
            <text:p>2.20</text:p>
          </table:table-cell>
          <table:table-cell table:style-name="ce8" table:formula="of:=[$'Решение СЛУ'.$K$4]+[$'Решение СЛУ'.$K$5]*[.B28]+[$'Решение СЛУ'.$K$6]*[.B28]^2" office:value-type="float" office:value="7.88742857142821" calcext:value-type="float">
            <text:p>7.88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8]+0.05" office:value-type="float" office:value="2.25" calcext:value-type="float">
            <text:p>2.25</text:p>
          </table:table-cell>
          <table:table-cell table:style-name="ce8" table:formula="of:=[$'Решение СЛУ'.$K$4]+[$'Решение СЛУ'.$K$5]*[.B29]+[$'Решение СЛУ'.$K$6]*[.B29]^2" office:value-type="float" office:value="7.78392857142821" calcext:value-type="float">
            <text:p>7.78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9]+0.05" office:value-type="float" office:value="2.3" calcext:value-type="float">
            <text:p>2.30</text:p>
          </table:table-cell>
          <table:table-cell table:style-name="ce8" table:formula="of:=[$'Решение СЛУ'.$K$4]+[$'Решение СЛУ'.$K$5]*[.B30]+[$'Решение СЛУ'.$K$6]*[.B30]^2" office:value-type="float" office:value="7.68228571428536" calcext:value-type="float">
            <text:p>7.68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0]+0.05" office:value-type="float" office:value="2.35" calcext:value-type="float">
            <text:p>2.35</text:p>
          </table:table-cell>
          <table:table-cell table:style-name="ce8" table:formula="of:=[$'Решение СЛУ'.$K$4]+[$'Решение СЛУ'.$K$5]*[.B31]+[$'Решение СЛУ'.$K$6]*[.B31]^2" office:value-type="float" office:value="7.58249999999965" calcext:value-type="float">
            <text:p>7.58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1]+0.05" office:value-type="float" office:value="2.4" calcext:value-type="float">
            <text:p>2.40</text:p>
          </table:table-cell>
          <table:table-cell table:style-name="ce8" table:formula="of:=[$'Решение СЛУ'.$K$4]+[$'Решение СЛУ'.$K$5]*[.B32]+[$'Решение СЛУ'.$K$6]*[.B32]^2" office:value-type="float" office:value="7.48457142857109" calcext:value-type="float">
            <text:p>7.48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2]+0.05" office:value-type="float" office:value="2.45" calcext:value-type="float">
            <text:p>2.45</text:p>
          </table:table-cell>
          <table:table-cell table:style-name="ce8" table:formula="of:=[$'Решение СЛУ'.$K$4]+[$'Решение СЛУ'.$K$5]*[.B33]+[$'Решение СЛУ'.$K$6]*[.B33]^2" office:value-type="float" office:value="7.38849999999966" calcext:value-type="float">
            <text:p>7.38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3]+0.05" office:value-type="float" office:value="2.5" calcext:value-type="float">
            <text:p>2.50</text:p>
          </table:table-cell>
          <table:table-cell table:style-name="ce8" table:formula="of:=[$'Решение СЛУ'.$K$4]+[$'Решение СЛУ'.$K$5]*[.B34]+[$'Решение СЛУ'.$K$6]*[.B34]^2" office:value-type="float" office:value="7.29428571428538" calcext:value-type="float">
            <text:p>7.29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4]+0.05" office:value-type="float" office:value="2.55" calcext:value-type="float">
            <text:p>2.55</text:p>
          </table:table-cell>
          <table:table-cell table:style-name="ce8" table:formula="of:=[$'Решение СЛУ'.$K$4]+[$'Решение СЛУ'.$K$5]*[.B35]+[$'Решение СЛУ'.$K$6]*[.B35]^2" office:value-type="float" office:value="7.20192857142824" calcext:value-type="float">
            <text:p>7.20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5]+0.05" office:value-type="float" office:value="2.6" calcext:value-type="float">
            <text:p>2.60</text:p>
          </table:table-cell>
          <table:table-cell table:style-name="ce8" table:formula="of:=[$'Решение СЛУ'.$K$4]+[$'Решение СЛУ'.$K$5]*[.B36]+[$'Решение СЛУ'.$K$6]*[.B36]^2" office:value-type="float" office:value="7.11142857142825" calcext:value-type="float">
            <text:p>7.11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6]+0.05" office:value-type="float" office:value="2.65" calcext:value-type="float">
            <text:p>2.65</text:p>
          </table:table-cell>
          <table:table-cell table:style-name="ce8" table:formula="of:=[$'Решение СЛУ'.$K$4]+[$'Решение СЛУ'.$K$5]*[.B37]+[$'Решение СЛУ'.$K$6]*[.B37]^2" office:value-type="float" office:value="7.0227857142854" calcext:value-type="float">
            <text:p>7.02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7]+0.05" office:value-type="float" office:value="2.7" calcext:value-type="float">
            <text:p>2.70</text:p>
          </table:table-cell>
          <table:table-cell table:style-name="ce8" table:formula="of:=[$'Решение СЛУ'.$K$4]+[$'Решение СЛУ'.$K$5]*[.B38]+[$'Решение СЛУ'.$K$6]*[.B38]^2" office:value-type="float" office:value="6.93599999999969" calcext:value-type="float">
            <text:p>6.93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8]+0.05" office:value-type="float" office:value="2.75" calcext:value-type="float">
            <text:p>2.75</text:p>
          </table:table-cell>
          <table:table-cell table:style-name="ce8" table:formula="of:=[$'Решение СЛУ'.$K$4]+[$'Решение СЛУ'.$K$5]*[.B39]+[$'Решение СЛУ'.$K$6]*[.B39]^2" office:value-type="float" office:value="6.85107142857112" calcext:value-type="float">
            <text:p>6.85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9]+0.05" office:value-type="float" office:value="2.8" calcext:value-type="float">
            <text:p>2.80</text:p>
          </table:table-cell>
          <table:table-cell table:style-name="ce8" table:formula="of:=[$'Решение СЛУ'.$K$4]+[$'Решение СЛУ'.$K$5]*[.B40]+[$'Решение СЛУ'.$K$6]*[.B40]^2" office:value-type="float" office:value="6.7679999999997" calcext:value-type="float">
            <text:p>6.76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0]+0.05" office:value-type="float" office:value="2.85" calcext:value-type="float">
            <text:p>2.85</text:p>
          </table:table-cell>
          <table:table-cell table:style-name="ce8" table:formula="of:=[$'Решение СЛУ'.$K$4]+[$'Решение СЛУ'.$K$5]*[.B41]+[$'Решение СЛУ'.$K$6]*[.B41]^2" office:value-type="float" office:value="6.68678571428542" calcext:value-type="float">
            <text:p>6.68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1]+0.05" office:value-type="float" office:value="2.9" calcext:value-type="float">
            <text:p>2.90</text:p>
          </table:table-cell>
          <table:table-cell table:style-name="ce8" table:formula="of:=[$'Решение СЛУ'.$K$4]+[$'Решение СЛУ'.$K$5]*[.B42]+[$'Решение СЛУ'.$K$6]*[.B42]^2" office:value-type="float" office:value="6.60742857142828" calcext:value-type="float">
            <text:p>6.60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2]+0.05" office:value-type="float" office:value="2.95" calcext:value-type="float">
            <text:p>2.95</text:p>
          </table:table-cell>
          <table:table-cell table:style-name="ce8" table:formula="of:=[$'Решение СЛУ'.$K$4]+[$'Решение СЛУ'.$K$5]*[.B43]+[$'Решение СЛУ'.$K$6]*[.B43]^2" office:value-type="float" office:value="6.52992857142828" calcext:value-type="float">
            <text:p>6.53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3]+0.05" office:value-type="float" office:value="3" calcext:value-type="float">
            <text:p>3.00</text:p>
          </table:table-cell>
          <table:table-cell table:style-name="ce8" table:formula="of:=[$'Решение СЛУ'.$K$4]+[$'Решение СЛУ'.$K$5]*[.B44]+[$'Решение СЛУ'.$K$6]*[.B44]^2" office:value-type="float" office:value="6.45428571428543" calcext:value-type="float">
            <text:p>6.45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4]+0.05" office:value-type="float" office:value="3.05" calcext:value-type="float">
            <text:p>3.05</text:p>
          </table:table-cell>
          <table:table-cell table:style-name="ce8" table:formula="of:=[$'Решение СЛУ'.$K$4]+[$'Решение СЛУ'.$K$5]*[.B45]+[$'Решение СЛУ'.$K$6]*[.B45]^2" office:value-type="float" office:value="6.38049999999972" calcext:value-type="float">
            <text:p>6.38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5]+0.05" office:value-type="float" office:value="3.1" calcext:value-type="float">
            <text:p>3.10</text:p>
          </table:table-cell>
          <table:table-cell table:style-name="ce8" table:formula="of:=[$'Решение СЛУ'.$K$4]+[$'Решение СЛУ'.$K$5]*[.B46]+[$'Решение СЛУ'.$K$6]*[.B46]^2" office:value-type="float" office:value="6.30857142857115" calcext:value-type="float">
            <text:p>6.30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6]+0.05" office:value-type="float" office:value="3.15" calcext:value-type="float">
            <text:p>3.15</text:p>
          </table:table-cell>
          <table:table-cell table:style-name="ce8" table:formula="of:=[$'Решение СЛУ'.$K$4]+[$'Решение СЛУ'.$K$5]*[.B47]+[$'Решение СЛУ'.$K$6]*[.B47]^2" office:value-type="float" office:value="6.23849999999973" calcext:value-type="float">
            <text:p>6.23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7]+0.05" office:value-type="float" office:value="3.2" calcext:value-type="float">
            <text:p>3.20</text:p>
          </table:table-cell>
          <table:table-cell table:style-name="ce8" table:formula="of:=[$'Решение СЛУ'.$K$4]+[$'Решение СЛУ'.$K$5]*[.B48]+[$'Решение СЛУ'.$K$6]*[.B48]^2" office:value-type="float" office:value="6.17028571428545" calcext:value-type="float">
            <text:p>6.17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8]+0.05" office:value-type="float" office:value="3.25" calcext:value-type="float">
            <text:p>3.25</text:p>
          </table:table-cell>
          <table:table-cell table:style-name="ce8" table:formula="of:=[$'Решение СЛУ'.$K$4]+[$'Решение СЛУ'.$K$5]*[.B49]+[$'Решение СЛУ'.$K$6]*[.B49]^2" office:value-type="float" office:value="6.10392857142831" calcext:value-type="float">
            <text:p>6.10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9]+0.05" office:value-type="float" office:value="3.3" calcext:value-type="float">
            <text:p>3.30</text:p>
          </table:table-cell>
          <table:table-cell table:style-name="ce8" table:formula="of:=[$'Решение СЛУ'.$K$4]+[$'Решение СЛУ'.$K$5]*[.B50]+[$'Решение СЛУ'.$K$6]*[.B50]^2" office:value-type="float" office:value="6.03942857142831" calcext:value-type="float">
            <text:p>6.03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0]+0.05" office:value-type="float" office:value="3.35" calcext:value-type="float">
            <text:p>3.35</text:p>
          </table:table-cell>
          <table:table-cell table:style-name="ce8" table:formula="of:=[$'Решение СЛУ'.$K$4]+[$'Решение СЛУ'.$K$5]*[.B51]+[$'Решение СЛУ'.$K$6]*[.B51]^2" office:value-type="float" office:value="5.97678571428546" calcext:value-type="float">
            <text:p>5.97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1]+0.05" office:value-type="float" office:value="3.4" calcext:value-type="float">
            <text:p>3.40</text:p>
          </table:table-cell>
          <table:table-cell table:style-name="ce8" table:formula="of:=[$'Решение СЛУ'.$K$4]+[$'Решение СЛУ'.$K$5]*[.B52]+[$'Решение СЛУ'.$K$6]*[.B52]^2" office:value-type="float" office:value="5.91599999999975" calcext:value-type="float">
            <text:p>5.91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2]+0.05" office:value-type="float" office:value="3.45" calcext:value-type="float">
            <text:p>3.45</text:p>
          </table:table-cell>
          <table:table-cell table:style-name="ce8" table:formula="of:=[$'Решение СЛУ'.$K$4]+[$'Решение СЛУ'.$K$5]*[.B53]+[$'Решение СЛУ'.$K$6]*[.B53]^2" office:value-type="float" office:value="5.85707142857119" calcext:value-type="float">
            <text:p>5.85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3]+0.05" office:value-type="float" office:value="3.5" calcext:value-type="float">
            <text:p>3.50</text:p>
          </table:table-cell>
          <table:table-cell table:style-name="ce8" table:formula="of:=[$'Решение СЛУ'.$K$4]+[$'Решение СЛУ'.$K$5]*[.B54]+[$'Решение СЛУ'.$K$6]*[.B54]^2" office:value-type="float" office:value="5.79999999999976" calcext:value-type="float">
            <text:p>5.80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4]+0.05" office:value-type="float" office:value="3.55" calcext:value-type="float">
            <text:p>3.55</text:p>
          </table:table-cell>
          <table:table-cell table:style-name="ce8" table:formula="of:=[$'Решение СЛУ'.$K$4]+[$'Решение СЛУ'.$K$5]*[.B55]+[$'Решение СЛУ'.$K$6]*[.B55]^2" office:value-type="float" office:value="5.74478571428548" calcext:value-type="float">
            <text:p>5.74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5]+0.05" office:value-type="float" office:value="3.6" calcext:value-type="float">
            <text:p>3.60</text:p>
          </table:table-cell>
          <table:table-cell table:style-name="ce8" table:formula="of:=[$'Решение СЛУ'.$K$4]+[$'Решение СЛУ'.$K$5]*[.B56]+[$'Решение СЛУ'.$K$6]*[.B56]^2" office:value-type="float" office:value="5.69142857142834" calcext:value-type="float">
            <text:p>5.69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6]+0.05" office:value-type="float" office:value="3.64999999999999" calcext:value-type="float">
            <text:p>3.65</text:p>
          </table:table-cell>
          <table:table-cell table:style-name="ce8" table:formula="of:=[$'Решение СЛУ'.$K$4]+[$'Решение СЛУ'.$K$5]*[.B57]+[$'Решение СЛУ'.$K$6]*[.B57]^2" office:value-type="float" office:value="5.63992857142836" calcext:value-type="float">
            <text:p>5.64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7]+0.05" office:value-type="float" office:value="3.69999999999999" calcext:value-type="float">
            <text:p>3.70</text:p>
          </table:table-cell>
          <table:table-cell table:style-name="ce8" table:formula="of:=[$'Решение СЛУ'.$K$4]+[$'Решение СЛУ'.$K$5]*[.B58]+[$'Решение СЛУ'.$K$6]*[.B58]^2" office:value-type="float" office:value="5.5902857142855" calcext:value-type="float">
            <text:p>5.59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8]+0.05" office:value-type="float" office:value="3.74999999999999" calcext:value-type="float">
            <text:p>3.75</text:p>
          </table:table-cell>
          <table:table-cell table:style-name="ce8" table:formula="of:=[$'Решение СЛУ'.$K$4]+[$'Решение СЛУ'.$K$5]*[.B59]+[$'Решение СЛУ'.$K$6]*[.B59]^2" office:value-type="float" office:value="5.5424999999998" calcext:value-type="float">
            <text:p>5.54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9]+0.05" office:value-type="float" office:value="3.79999999999999" calcext:value-type="float">
            <text:p>3.80</text:p>
          </table:table-cell>
          <table:table-cell table:style-name="ce8" table:formula="of:=[$'Решение СЛУ'.$K$4]+[$'Решение СЛУ'.$K$5]*[.B60]+[$'Решение СЛУ'.$K$6]*[.B60]^2" office:value-type="float" office:value="5.49657142857123" calcext:value-type="float">
            <text:p>5.49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0]+0.05" office:value-type="float" office:value="3.84999999999999" calcext:value-type="float">
            <text:p>3.85</text:p>
          </table:table-cell>
          <table:table-cell table:style-name="ce8" table:formula="of:=[$'Решение СЛУ'.$K$4]+[$'Решение СЛУ'.$K$5]*[.B61]+[$'Решение СЛУ'.$K$6]*[.B61]^2" office:value-type="float" office:value="5.4524999999998" calcext:value-type="float">
            <text:p>5.45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1]+0.05" office:value-type="float" office:value="3.89999999999999" calcext:value-type="float">
            <text:p>3.90</text:p>
          </table:table-cell>
          <table:table-cell table:style-name="ce8" table:formula="of:=[$'Решение СЛУ'.$K$4]+[$'Решение СЛУ'.$K$5]*[.B62]+[$'Решение СЛУ'.$K$6]*[.B62]^2" office:value-type="float" office:value="5.41028571428552" calcext:value-type="float">
            <text:p>5.41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2]+0.05" office:value-type="float" office:value="3.94999999999999" calcext:value-type="float">
            <text:p>3.95</text:p>
          </table:table-cell>
          <table:table-cell table:style-name="ce8" table:formula="of:=[$'Решение СЛУ'.$K$4]+[$'Решение СЛУ'.$K$5]*[.B63]+[$'Решение СЛУ'.$K$6]*[.B63]^2" office:value-type="float" office:value="5.36992857142838" calcext:value-type="float">
            <text:p>5.37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3]+0.05" office:value-type="float" office:value="3.99999999999999" calcext:value-type="float">
            <text:p>4.00</text:p>
          </table:table-cell>
          <table:table-cell table:style-name="ce8" table:formula="of:=[$'Решение СЛУ'.$K$4]+[$'Решение СЛУ'.$K$5]*[.B64]+[$'Решение СЛУ'.$K$6]*[.B64]^2" office:value-type="float" office:value="5.33142857142839" calcext:value-type="float">
            <text:p>5.33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4]+0.05" office:value-type="float" office:value="4.04999999999999" calcext:value-type="float">
            <text:p>4.05</text:p>
          </table:table-cell>
          <table:table-cell table:style-name="ce8" table:formula="of:=[$'Решение СЛУ'.$K$4]+[$'Решение СЛУ'.$K$5]*[.B65]+[$'Решение СЛУ'.$K$6]*[.B65]^2" office:value-type="float" office:value="5.29478571428554" calcext:value-type="float">
            <text:p>5.29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5]+0.05" office:value-type="float" office:value="4.09999999999999" calcext:value-type="float">
            <text:p>4.10</text:p>
          </table:table-cell>
          <table:table-cell table:style-name="ce8" table:formula="of:=[$'Решение СЛУ'.$K$4]+[$'Решение СЛУ'.$K$5]*[.B66]+[$'Решение СЛУ'.$K$6]*[.B66]^2" office:value-type="float" office:value="5.25999999999983" calcext:value-type="float">
            <text:p>5.26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6]+0.05" office:value-type="float" office:value="4.14999999999999" calcext:value-type="float">
            <text:p>4.15</text:p>
          </table:table-cell>
          <table:table-cell table:style-name="ce8" table:formula="of:=[$'Решение СЛУ'.$K$4]+[$'Решение СЛУ'.$K$5]*[.B67]+[$'Решение СЛУ'.$K$6]*[.B67]^2" office:value-type="float" office:value="5.22707142857126" calcext:value-type="float">
            <text:p>5.22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7]+0.05" office:value-type="float" office:value="4.19999999999999" calcext:value-type="float">
            <text:p>4.20</text:p>
          </table:table-cell>
          <table:table-cell table:style-name="ce8" table:formula="of:=[$'Решение СЛУ'.$K$4]+[$'Решение СЛУ'.$K$5]*[.B68]+[$'Решение СЛУ'.$K$6]*[.B68]^2" office:value-type="float" office:value="5.19599999999983" calcext:value-type="float">
            <text:p>5.19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8]+0.05" office:value-type="float" office:value="4.24999999999999" calcext:value-type="float">
            <text:p>4.25</text:p>
          </table:table-cell>
          <table:table-cell table:style-name="ce8" table:formula="of:=[$'Решение СЛУ'.$K$4]+[$'Решение СЛУ'.$K$5]*[.B69]+[$'Решение СЛУ'.$K$6]*[.B69]^2" office:value-type="float" office:value="5.16678571428555" calcext:value-type="float">
            <text:p>5.16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9]+0.05" office:value-type="float" office:value="4.29999999999999" calcext:value-type="float">
            <text:p>4.30</text:p>
          </table:table-cell>
          <table:table-cell table:style-name="ce8" table:formula="of:=[$'Решение СЛУ'.$K$4]+[$'Решение СЛУ'.$K$5]*[.B70]+[$'Решение СЛУ'.$K$6]*[.B70]^2" office:value-type="float" office:value="5.13942857142841" calcext:value-type="float">
            <text:p>5.13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0]+0.05" office:value-type="float" office:value="4.34999999999999" calcext:value-type="float">
            <text:p>4.35</text:p>
          </table:table-cell>
          <table:table-cell table:style-name="ce8" table:formula="of:=[$'Решение СЛУ'.$K$4]+[$'Решение СЛУ'.$K$5]*[.B71]+[$'Решение СЛУ'.$K$6]*[.B71]^2" office:value-type="float" office:value="5.11392857142842" calcext:value-type="float">
            <text:p>5.11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1]+0.05" office:value-type="float" office:value="4.39999999999999" calcext:value-type="float">
            <text:p>4.40</text:p>
          </table:table-cell>
          <table:table-cell table:style-name="ce8" table:formula="of:=[$'Решение СЛУ'.$K$4]+[$'Решение СЛУ'.$K$5]*[.B72]+[$'Решение СЛУ'.$K$6]*[.B72]^2" office:value-type="float" office:value="5.09028571428557" calcext:value-type="float">
            <text:p>5.09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2]+0.05" office:value-type="float" office:value="4.44999999999999" calcext:value-type="float">
            <text:p>4.45</text:p>
          </table:table-cell>
          <table:table-cell table:style-name="ce8" table:formula="of:=[$'Решение СЛУ'.$K$4]+[$'Решение СЛУ'.$K$5]*[.B73]+[$'Решение СЛУ'.$K$6]*[.B73]^2" office:value-type="float" office:value="5.06849999999985" calcext:value-type="float">
            <text:p>5.06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3]+0.05" office:value-type="float" office:value="4.49999999999999" calcext:value-type="float">
            <text:p>4.50</text:p>
          </table:table-cell>
          <table:table-cell table:style-name="ce8" table:formula="of:=[$'Решение СЛУ'.$K$4]+[$'Решение СЛУ'.$K$5]*[.B74]+[$'Решение СЛУ'.$K$6]*[.B74]^2" office:value-type="float" office:value="5.04857142857129" calcext:value-type="float">
            <text:p>5.04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4]+0.05" office:value-type="float" office:value="4.54999999999999" calcext:value-type="float">
            <text:p>4.55</text:p>
          </table:table-cell>
          <table:table-cell table:style-name="ce8" table:formula="of:=[$'Решение СЛУ'.$K$4]+[$'Решение СЛУ'.$K$5]*[.B75]+[$'Решение СЛУ'.$K$6]*[.B75]^2" office:value-type="float" office:value="5.03049999999986" calcext:value-type="float">
            <text:p>5.03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5]+0.05" office:value-type="float" office:value="4.59999999999999" calcext:value-type="float">
            <text:p>4.60</text:p>
          </table:table-cell>
          <table:table-cell table:style-name="ce8" table:formula="of:=[$'Решение СЛУ'.$K$4]+[$'Решение СЛУ'.$K$5]*[.B76]+[$'Решение СЛУ'.$K$6]*[.B76]^2" office:value-type="float" office:value="5.01428571428558" calcext:value-type="float">
            <text:p>5.01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6]+0.05" office:value-type="float" office:value="4.64999999999999" calcext:value-type="float">
            <text:p>4.65</text:p>
          </table:table-cell>
          <table:table-cell table:style-name="ce8" table:formula="of:=[$'Решение СЛУ'.$K$4]+[$'Решение СЛУ'.$K$5]*[.B77]+[$'Решение СЛУ'.$K$6]*[.B77]^2" office:value-type="float" office:value="4.99992857142845" calcext:value-type="float">
            <text:p>5.00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7]+0.05" office:value-type="float" office:value="4.69999999999999" calcext:value-type="float">
            <text:p>4.70</text:p>
          </table:table-cell>
          <table:table-cell table:style-name="ce8" table:formula="of:=[$'Решение СЛУ'.$K$4]+[$'Решение СЛУ'.$K$5]*[.B78]+[$'Решение СЛУ'.$K$6]*[.B78]^2" office:value-type="float" office:value="4.98742857142845" calcext:value-type="float">
            <text:p>4.98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8]+0.05" office:value-type="float" office:value="4.74999999999999" calcext:value-type="float">
            <text:p>4.75</text:p>
          </table:table-cell>
          <table:table-cell table:style-name="ce8" table:formula="of:=[$'Решение СЛУ'.$K$4]+[$'Решение СЛУ'.$K$5]*[.B79]+[$'Решение СЛУ'.$K$6]*[.B79]^2" office:value-type="float" office:value="4.9767857142856" calcext:value-type="float">
            <text:p>4.97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9]+0.05" office:value-type="float" office:value="4.79999999999999" calcext:value-type="float">
            <text:p>4.80</text:p>
          </table:table-cell>
          <table:table-cell table:style-name="ce8" table:formula="of:=[$'Решение СЛУ'.$K$4]+[$'Решение СЛУ'.$K$5]*[.B80]+[$'Решение СЛУ'.$K$6]*[.B80]^2" office:value-type="float" office:value="4.96799999999988" calcext:value-type="float">
            <text:p>4.96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0]+0.05" office:value-type="float" office:value="4.84999999999999" calcext:value-type="float">
            <text:p>4.85</text:p>
          </table:table-cell>
          <table:table-cell table:style-name="ce8" table:formula="of:=[$'Решение СЛУ'.$K$4]+[$'Решение СЛУ'.$K$5]*[.B81]+[$'Решение СЛУ'.$K$6]*[.B81]^2" office:value-type="float" office:value="4.96107142857132" calcext:value-type="float">
            <text:p>4.96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1]+0.05" office:value-type="float" office:value="4.89999999999999" calcext:value-type="float">
            <text:p>4.90</text:p>
          </table:table-cell>
          <table:table-cell table:style-name="ce8" table:formula="of:=[$'Решение СЛУ'.$K$4]+[$'Решение СЛУ'.$K$5]*[.B82]+[$'Решение СЛУ'.$K$6]*[.B82]^2" office:value-type="float" office:value="4.9559999999999" calcext:value-type="float">
            <text:p>4.95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2]+0.05" office:value-type="float" office:value="4.94999999999999" calcext:value-type="float">
            <text:p>4.95</text:p>
          </table:table-cell>
          <table:table-cell table:style-name="ce8" table:formula="of:=[$'Решение СЛУ'.$K$4]+[$'Решение СЛУ'.$K$5]*[.B83]+[$'Решение СЛУ'.$K$6]*[.B83]^2" office:value-type="float" office:value="4.95278571428561" calcext:value-type="float">
            <text:p>4.95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3]+0.05" office:value-type="float" office:value="4.99999999999999" calcext:value-type="float">
            <text:p>5.00</text:p>
          </table:table-cell>
          <table:table-cell table:style-name="ce8" table:formula="of:=[$'Решение СЛУ'.$K$4]+[$'Решение СЛУ'.$K$5]*[.B84]+[$'Решение СЛУ'.$K$6]*[.B84]^2" office:value-type="float" office:value="4.95142857142848" calcext:value-type="float">
            <text:p>4.95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4]+0.05" office:value-type="float" office:value="5.04999999999999" calcext:value-type="float">
            <text:p>5.05</text:p>
          </table:table-cell>
          <table:table-cell table:style-name="ce8" table:formula="of:=[$'Решение СЛУ'.$K$4]+[$'Решение СЛУ'.$K$5]*[.B85]+[$'Решение СЛУ'.$K$6]*[.B85]^2" office:value-type="float" office:value="4.95192857142848" calcext:value-type="float">
            <text:p>4.95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5]+0.05" office:value-type="float" office:value="5.09999999999999" calcext:value-type="float">
            <text:p>5.10</text:p>
          </table:table-cell>
          <table:table-cell table:style-name="ce8" table:formula="of:=[$'Решение СЛУ'.$K$4]+[$'Решение СЛУ'.$K$5]*[.B86]+[$'Решение СЛУ'.$K$6]*[.B86]^2" office:value-type="float" office:value="4.95428571428563" calcext:value-type="float">
            <text:p>4.95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6]+0.05" office:value-type="float" office:value="5.14999999999999" calcext:value-type="float">
            <text:p>5.15</text:p>
          </table:table-cell>
          <table:table-cell table:style-name="ce8" table:formula="of:=[$'Решение СЛУ'.$K$4]+[$'Решение СЛУ'.$K$5]*[.B87]+[$'Решение СЛУ'.$K$6]*[.B87]^2" office:value-type="float" office:value="4.95849999999992" calcext:value-type="float">
            <text:p>4.95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7]+0.05" office:value-type="float" office:value="5.19999999999999" calcext:value-type="float">
            <text:p>5.20</text:p>
          </table:table-cell>
          <table:table-cell table:style-name="ce8" table:formula="of:=[$'Решение СЛУ'.$K$4]+[$'Решение СЛУ'.$K$5]*[.B88]+[$'Решение СЛУ'.$K$6]*[.B88]^2" office:value-type="float" office:value="4.96457142857135" calcext:value-type="float">
            <text:p>4.96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8]+0.05" office:value-type="float" office:value="5.24999999999999" calcext:value-type="float">
            <text:p>5.25</text:p>
          </table:table-cell>
          <table:table-cell table:style-name="ce8" table:formula="of:=[$'Решение СЛУ'.$K$4]+[$'Решение СЛУ'.$K$5]*[.B89]+[$'Решение СЛУ'.$K$6]*[.B89]^2" office:value-type="float" office:value="4.97249999999993" calcext:value-type="float">
            <text:p>4.97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9]+0.05" office:value-type="float" office:value="5.29999999999999" calcext:value-type="float">
            <text:p>5.30</text:p>
          </table:table-cell>
          <table:table-cell table:style-name="ce8" table:formula="of:=[$'Решение СЛУ'.$K$4]+[$'Решение СЛУ'.$K$5]*[.B90]+[$'Решение СЛУ'.$K$6]*[.B90]^2" office:value-type="float" office:value="4.98228571428565" calcext:value-type="float">
            <text:p>4.98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0]+0.05" office:value-type="float" office:value="5.34999999999999" calcext:value-type="float">
            <text:p>5.35</text:p>
          </table:table-cell>
          <table:table-cell table:style-name="ce8" table:formula="of:=[$'Решение СЛУ'.$K$4]+[$'Решение СЛУ'.$K$5]*[.B91]+[$'Решение СЛУ'.$K$6]*[.B91]^2" office:value-type="float" office:value="4.99392857142851" calcext:value-type="float">
            <text:p>4.99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1]+0.05" office:value-type="float" office:value="5.39999999999999" calcext:value-type="float">
            <text:p>5.40</text:p>
          </table:table-cell>
          <table:table-cell table:style-name="ce8" table:formula="of:=[$'Решение СЛУ'.$K$4]+[$'Решение СЛУ'.$K$5]*[.B92]+[$'Решение СЛУ'.$K$6]*[.B92]^2" office:value-type="float" office:value="5.00742857142851" calcext:value-type="float">
            <text:p>5.00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2]+0.05" office:value-type="float" office:value="5.44999999999999" calcext:value-type="float">
            <text:p>5.45</text:p>
          </table:table-cell>
          <table:table-cell table:style-name="ce8" table:formula="of:=[$'Решение СЛУ'.$K$4]+[$'Решение СЛУ'.$K$5]*[.B93]+[$'Решение СЛУ'.$K$6]*[.B93]^2" office:value-type="float" office:value="5.02278571428566" calcext:value-type="float">
            <text:p>5.02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3]+0.05" office:value-type="float" office:value="5.49999999999999" calcext:value-type="float">
            <text:p>5.50</text:p>
          </table:table-cell>
          <table:table-cell table:style-name="ce8" table:formula="of:=[$'Решение СЛУ'.$K$4]+[$'Решение СЛУ'.$K$5]*[.B94]+[$'Решение СЛУ'.$K$6]*[.B94]^2" office:value-type="float" office:value="5.03999999999995" calcext:value-type="float">
            <text:p>5.04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4]+0.05" office:value-type="float" office:value="5.54999999999999" calcext:value-type="float">
            <text:p>5.55</text:p>
          </table:table-cell>
          <table:table-cell table:style-name="ce8" table:formula="of:=[$'Решение СЛУ'.$K$4]+[$'Решение СЛУ'.$K$5]*[.B95]+[$'Решение СЛУ'.$K$6]*[.B95]^2" office:value-type="float" office:value="5.05907142857138" calcext:value-type="float">
            <text:p>5.05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5]+0.05" office:value-type="float" office:value="5.59999999999999" calcext:value-type="float">
            <text:p>5.60</text:p>
          </table:table-cell>
          <table:table-cell table:style-name="ce8" table:formula="of:=[$'Решение СЛУ'.$K$4]+[$'Решение СЛУ'.$K$5]*[.B96]+[$'Решение СЛУ'.$K$6]*[.B96]^2" office:value-type="float" office:value="5.07999999999996" calcext:value-type="float">
            <text:p>5.08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6]+0.05" office:value-type="float" office:value="5.64999999999999" calcext:value-type="float">
            <text:p>5.65</text:p>
          </table:table-cell>
          <table:table-cell table:style-name="ce8" table:formula="of:=[$'Решение СЛУ'.$K$4]+[$'Решение СЛУ'.$K$5]*[.B97]+[$'Решение СЛУ'.$K$6]*[.B97]^2" office:value-type="float" office:value="5.10278571428568" calcext:value-type="float">
            <text:p>5.10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7]+0.05" office:value-type="float" office:value="5.69999999999999" calcext:value-type="float">
            <text:p>5.70</text:p>
          </table:table-cell>
          <table:table-cell table:style-name="ce8" table:formula="of:=[$'Решение СЛУ'.$K$4]+[$'Решение СЛУ'.$K$5]*[.B98]+[$'Решение СЛУ'.$K$6]*[.B98]^2" office:value-type="float" office:value="5.12742857142854" calcext:value-type="float">
            <text:p>5.12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8]+0.05" office:value-type="float" office:value="5.74999999999999" calcext:value-type="float">
            <text:p>5.75</text:p>
          </table:table-cell>
          <table:table-cell table:style-name="ce8" table:formula="of:=[$'Решение СЛУ'.$K$4]+[$'Решение СЛУ'.$K$5]*[.B99]+[$'Решение СЛУ'.$K$6]*[.B99]^2" office:value-type="float" office:value="5.15392857142854" calcext:value-type="float">
            <text:p>5.15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9]+0.05" office:value-type="float" office:value="5.79999999999999" calcext:value-type="float">
            <text:p>5.80</text:p>
          </table:table-cell>
          <table:table-cell table:style-name="ce8" table:formula="of:=[$'Решение СЛУ'.$K$4]+[$'Решение СЛУ'.$K$5]*[.B100]+[$'Решение СЛУ'.$K$6]*[.B100]^2" office:value-type="float" office:value="5.18228571428569" calcext:value-type="float">
            <text:p>5.18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0]+0.05" office:value-type="float" office:value="5.84999999999999" calcext:value-type="float">
            <text:p>5.85</text:p>
          </table:table-cell>
          <table:table-cell table:style-name="ce8" table:formula="of:=[$'Решение СЛУ'.$K$4]+[$'Решение СЛУ'.$K$5]*[.B101]+[$'Решение СЛУ'.$K$6]*[.B101]^2" office:value-type="float" office:value="5.21249999999998" calcext:value-type="float">
            <text:p>5.21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1]+0.05" office:value-type="float" office:value="5.89999999999999" calcext:value-type="float">
            <text:p>5.90</text:p>
          </table:table-cell>
          <table:table-cell table:style-name="ce8" table:formula="of:=[$'Решение СЛУ'.$K$4]+[$'Решение СЛУ'.$K$5]*[.B102]+[$'Решение СЛУ'.$K$6]*[.B102]^2" office:value-type="float" office:value="5.24457142857141" calcext:value-type="float">
            <text:p>5.24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2]+0.05" office:value-type="float" office:value="5.94999999999999" calcext:value-type="float">
            <text:p>5.95</text:p>
          </table:table-cell>
          <table:table-cell table:style-name="ce8" table:formula="of:=[$'Решение СЛУ'.$K$4]+[$'Решение СЛУ'.$K$5]*[.B103]+[$'Решение СЛУ'.$K$6]*[.B103]^2" office:value-type="float" office:value="5.27849999999999" calcext:value-type="float">
            <text:p>5.27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3]+0.05" office:value-type="float" office:value="5.99999999999999" calcext:value-type="float">
            <text:p>6.00</text:p>
          </table:table-cell>
          <table:table-cell table:style-name="ce8" table:formula="of:=[$'Решение СЛУ'.$K$4]+[$'Решение СЛУ'.$K$5]*[.B104]+[$'Решение СЛУ'.$K$6]*[.B104]^2" office:value-type="float" office:value="5.31428571428571" calcext:value-type="float">
            <text:p>5.31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4]+0.05" office:value-type="float" office:value="6.04999999999999" calcext:value-type="float">
            <text:p>6.05</text:p>
          </table:table-cell>
          <table:table-cell table:style-name="ce8" table:formula="of:=[$'Решение СЛУ'.$K$4]+[$'Решение СЛУ'.$K$5]*[.B105]+[$'Решение СЛУ'.$K$6]*[.B105]^2" office:value-type="float" office:value="5.35192857142857" calcext:value-type="float">
            <text:p>5.35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5]+0.05" office:value-type="float" office:value="6.09999999999999" calcext:value-type="float">
            <text:p>6.10</text:p>
          </table:table-cell>
          <table:table-cell table:style-name="ce8" table:formula="of:=[$'Решение СЛУ'.$K$4]+[$'Решение СЛУ'.$K$5]*[.B106]+[$'Решение СЛУ'.$K$6]*[.B106]^2" office:value-type="float" office:value="5.39142857142857" calcext:value-type="float">
            <text:p>5.39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6]+0.05" office:value-type="float" office:value="6.14999999999999" calcext:value-type="float">
            <text:p>6.15</text:p>
          </table:table-cell>
          <table:table-cell table:style-name="ce8" table:formula="of:=[$'Решение СЛУ'.$K$4]+[$'Решение СЛУ'.$K$5]*[.B107]+[$'Решение СЛУ'.$K$6]*[.B107]^2" office:value-type="float" office:value="5.43278571428572" calcext:value-type="float">
            <text:p>5.43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7]+0.05" office:value-type="float" office:value="6.19999999999999" calcext:value-type="float">
            <text:p>6.20</text:p>
          </table:table-cell>
          <table:table-cell table:style-name="ce8" table:formula="of:=[$'Решение СЛУ'.$K$4]+[$'Решение СЛУ'.$K$5]*[.B108]+[$'Решение СЛУ'.$K$6]*[.B108]^2" office:value-type="float" office:value="5.47600000000001" calcext:value-type="float">
            <text:p>5.47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8]+0.05" office:value-type="float" office:value="6.24999999999999" calcext:value-type="float">
            <text:p>6.25</text:p>
          </table:table-cell>
          <table:table-cell table:style-name="ce8" table:formula="of:=[$'Решение СЛУ'.$K$4]+[$'Решение СЛУ'.$K$5]*[.B109]+[$'Решение СЛУ'.$K$6]*[.B109]^2" office:value-type="float" office:value="5.52107142857144" calcext:value-type="float">
            <text:p>5.52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9]+0.05" office:value-type="float" office:value="6.29999999999999" calcext:value-type="float">
            <text:p>6.30</text:p>
          </table:table-cell>
          <table:table-cell table:style-name="ce8" table:formula="of:=[$'Решение СЛУ'.$K$4]+[$'Решение СЛУ'.$K$5]*[.B110]+[$'Решение СЛУ'.$K$6]*[.B110]^2" office:value-type="float" office:value="5.56800000000002" calcext:value-type="float">
            <text:p>5.56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0]+0.05" office:value-type="float" office:value="6.34999999999999" calcext:value-type="float">
            <text:p>6.35</text:p>
          </table:table-cell>
          <table:table-cell table:style-name="ce8" table:formula="of:=[$'Решение СЛУ'.$K$4]+[$'Решение СЛУ'.$K$5]*[.B111]+[$'Решение СЛУ'.$K$6]*[.B111]^2" office:value-type="float" office:value="5.61678571428574" calcext:value-type="float">
            <text:p>5.61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1]+0.05" office:value-type="float" office:value="6.39999999999999" calcext:value-type="float">
            <text:p>6.40</text:p>
          </table:table-cell>
          <table:table-cell table:style-name="ce8" table:formula="of:=[$'Решение СЛУ'.$K$4]+[$'Решение СЛУ'.$K$5]*[.B112]+[$'Решение СЛУ'.$K$6]*[.B112]^2" office:value-type="float" office:value="5.6674285714286" calcext:value-type="float">
            <text:p>5.66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2]+0.05" office:value-type="float" office:value="6.44999999999999" calcext:value-type="float">
            <text:p>6.45</text:p>
          </table:table-cell>
          <table:table-cell table:style-name="ce8" table:formula="of:=[$'Решение СЛУ'.$K$4]+[$'Решение СЛУ'.$K$5]*[.B113]+[$'Решение СЛУ'.$K$6]*[.B113]^2" office:value-type="float" office:value="5.71992857142861" calcext:value-type="float">
            <text:p>5.72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3]+0.05" office:value-type="float" office:value="6.49999999999999" calcext:value-type="float">
            <text:p>6.50</text:p>
          </table:table-cell>
          <table:table-cell table:style-name="ce8" table:formula="of:=[$'Решение СЛУ'.$K$4]+[$'Решение СЛУ'.$K$5]*[.B114]+[$'Решение СЛУ'.$K$6]*[.B114]^2" office:value-type="float" office:value="5.77428571428575" calcext:value-type="float">
            <text:p>5.77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4]+0.05" office:value-type="float" office:value="6.54999999999999" calcext:value-type="float">
            <text:p>6.55</text:p>
          </table:table-cell>
          <table:table-cell table:style-name="ce8" table:formula="of:=[$'Решение СЛУ'.$K$4]+[$'Решение СЛУ'.$K$5]*[.B115]+[$'Решение СЛУ'.$K$6]*[.B115]^2" office:value-type="float" office:value="5.83050000000004" calcext:value-type="float">
            <text:p>5.83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5]+0.05" office:value-type="float" office:value="6.59999999999998" calcext:value-type="float">
            <text:p>6.60</text:p>
          </table:table-cell>
          <table:table-cell table:style-name="ce8" table:formula="of:=[$'Решение СЛУ'.$K$4]+[$'Решение СЛУ'.$K$5]*[.B116]+[$'Решение СЛУ'.$K$6]*[.B116]^2" office:value-type="float" office:value="5.88857142857146" calcext:value-type="float">
            <text:p>5.88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6]+0.05" office:value-type="float" office:value="6.64999999999998" calcext:value-type="float">
            <text:p>6.65</text:p>
          </table:table-cell>
          <table:table-cell table:style-name="ce8" table:formula="of:=[$'Решение СЛУ'.$K$4]+[$'Решение СЛУ'.$K$5]*[.B117]+[$'Решение СЛУ'.$K$6]*[.B117]^2" office:value-type="float" office:value="5.94850000000004" calcext:value-type="float">
            <text:p>5.94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7]+0.05" office:value-type="float" office:value="6.69999999999998" calcext:value-type="float">
            <text:p>6.70</text:p>
          </table:table-cell>
          <table:table-cell table:style-name="ce8" table:formula="of:=[$'Решение СЛУ'.$K$4]+[$'Решение СЛУ'.$K$5]*[.B118]+[$'Решение СЛУ'.$K$6]*[.B118]^2" office:value-type="float" office:value="6.01028571428575" calcext:value-type="float">
            <text:p>6.01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8]+0.05" office:value-type="float" office:value="6.74999999999998" calcext:value-type="float">
            <text:p>6.75</text:p>
          </table:table-cell>
          <table:table-cell table:style-name="ce8" table:formula="of:=[$'Решение СЛУ'.$K$4]+[$'Решение СЛУ'.$K$5]*[.B119]+[$'Решение СЛУ'.$K$6]*[.B119]^2" office:value-type="float" office:value="6.07392857142862" calcext:value-type="float">
            <text:p>6.07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9]+0.05" office:value-type="float" office:value="6.79999999999998" calcext:value-type="float">
            <text:p>6.80</text:p>
          </table:table-cell>
          <table:table-cell table:style-name="ce8" table:formula="of:=[$'Решение СЛУ'.$K$4]+[$'Решение СЛУ'.$K$5]*[.B120]+[$'Решение СЛУ'.$K$6]*[.B120]^2" office:value-type="float" office:value="6.13942857142862" calcext:value-type="float">
            <text:p>6.13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0]+0.05" office:value-type="float" office:value="6.84999999999998" calcext:value-type="float">
            <text:p>6.85</text:p>
          </table:table-cell>
          <table:table-cell table:style-name="ce8" table:formula="of:=[$'Решение СЛУ'.$K$4]+[$'Решение СЛУ'.$K$5]*[.B121]+[$'Решение СЛУ'.$K$6]*[.B121]^2" office:value-type="float" office:value="6.20678571428577" calcext:value-type="float">
            <text:p>6.20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1]+0.05" office:value-type="float" office:value="6.89999999999998" calcext:value-type="float">
            <text:p>6.90</text:p>
          </table:table-cell>
          <table:table-cell table:style-name="ce8" table:formula="of:=[$'Решение СЛУ'.$K$4]+[$'Решение СЛУ'.$K$5]*[.B122]+[$'Решение СЛУ'.$K$6]*[.B122]^2" office:value-type="float" office:value="6.27600000000006" calcext:value-type="float">
            <text:p>6.27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2]+0.05" office:value-type="float" office:value="6.94999999999998" calcext:value-type="float">
            <text:p>6.95</text:p>
          </table:table-cell>
          <table:table-cell table:style-name="ce8" table:formula="of:=[$'Решение СЛУ'.$K$4]+[$'Решение СЛУ'.$K$5]*[.B123]+[$'Решение СЛУ'.$K$6]*[.B123]^2" office:value-type="float" office:value="6.34707142857149" calcext:value-type="float">
            <text:p>6.347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3" table:formula="of:=[.B123]+0.05" office:value-type="float" office:value="6.99999999999998" calcext:value-type="float">
            <text:p>7.00</text:p>
          </table:table-cell>
          <table:table-cell table:style-name="ce8" table:formula="of:=[$'Решение СЛУ'.$K$4]+[$'Решение СЛУ'.$K$5]*[.B124]+[$'Решение СЛУ'.$K$6]*[.B124]^2" office:value-type="float" office:value="6.42000000000007" calcext:value-type="float">
            <text:p>6.420</text:p>
          </table:table-cell>
          <table:table-cell table:style-name="ce20" table:number-columns-repeated="1021"/>
        </table:table-row>
        <table:table-row table:style-name="ro1">
          <table:table-cell/>
          <table:table-cell table:style-name="ce22" table:formula="of:=[.B124]+0.05" office:value-type="float" office:value="7.04999999999998" calcext:value-type="float">
            <text:p>7.05</text:p>
          </table:table-cell>
          <table:table-cell table:style-name="ce8" table:formula="of:=[$'Решение СЛУ'.$K$4]+[$'Решение СЛУ'.$K$5]*[.B125]+[$'Решение СЛУ'.$K$6]*[.B125]^2" office:value-type="float" office:value="6.49478571428578" calcext:value-type="float">
            <text:p>6.49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5]+0.05" office:value-type="float" office:value="7.09999999999998" calcext:value-type="float">
            <text:p>7.10</text:p>
          </table:table-cell>
          <table:table-cell table:style-name="ce8" table:formula="of:=[$'Решение СЛУ'.$K$4]+[$'Решение СЛУ'.$K$5]*[.B126]+[$'Решение СЛУ'.$K$6]*[.B126]^2" office:value-type="float" office:value="6.57142857142864" calcext:value-type="float">
            <text:p>6.57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6]+0.05" office:value-type="float" office:value="7.14999999999998" calcext:value-type="float">
            <text:p>7.15</text:p>
          </table:table-cell>
          <table:table-cell table:style-name="ce8" table:formula="of:=[$'Решение СЛУ'.$K$4]+[$'Решение СЛУ'.$K$5]*[.B127]+[$'Решение СЛУ'.$K$6]*[.B127]^2" office:value-type="float" office:value="6.64992857142865" calcext:value-type="float">
            <text:p>6.65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7]+0.05" office:value-type="float" office:value="7.19999999999998" calcext:value-type="float">
            <text:p>7.20</text:p>
          </table:table-cell>
          <table:table-cell table:style-name="ce8" table:formula="of:=[$'Решение СЛУ'.$K$4]+[$'Решение СЛУ'.$K$5]*[.B128]+[$'Решение СЛУ'.$K$6]*[.B128]^2" office:value-type="float" office:value="6.7302857142858" calcext:value-type="float">
            <text:p>6.73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8]+0.05" office:value-type="float" office:value="7.24999999999998" calcext:value-type="float">
            <text:p>7.25</text:p>
          </table:table-cell>
          <table:table-cell table:style-name="ce8" table:formula="of:=[$'Решение СЛУ'.$K$4]+[$'Решение СЛУ'.$K$5]*[.B129]+[$'Решение СЛУ'.$K$6]*[.B129]^2" office:value-type="float" office:value="6.81250000000009" calcext:value-type="float">
            <text:p>6.81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9]+0.05" office:value-type="float" office:value="7.29999999999998" calcext:value-type="float">
            <text:p>7.30</text:p>
          </table:table-cell>
          <table:table-cell table:style-name="ce8" table:formula="of:=[$'Решение СЛУ'.$K$4]+[$'Решение СЛУ'.$K$5]*[.B130]+[$'Решение СЛУ'.$K$6]*[.B130]^2" office:value-type="float" office:value="6.89657142857152" calcext:value-type="float">
            <text:p>6.89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0]+0.05" office:value-type="float" office:value="7.34999999999998" calcext:value-type="float">
            <text:p>7.35</text:p>
          </table:table-cell>
          <table:table-cell table:style-name="ce8" table:formula="of:=[$'Решение СЛУ'.$K$4]+[$'Решение СЛУ'.$K$5]*[.B131]+[$'Решение СЛУ'.$K$6]*[.B131]^2" office:value-type="float" office:value="6.98250000000009" calcext:value-type="float">
            <text:p>6.98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1]+0.05" office:value-type="float" office:value="7.39999999999998" calcext:value-type="float">
            <text:p>7.40</text:p>
          </table:table-cell>
          <table:table-cell table:style-name="ce8" table:formula="of:=[$'Решение СЛУ'.$K$4]+[$'Решение СЛУ'.$K$5]*[.B132]+[$'Решение СЛУ'.$K$6]*[.B132]^2" office:value-type="float" office:value="7.07028571428581" calcext:value-type="float">
            <text:p>7.07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2]+0.05" office:value-type="float" office:value="7.44999999999998" calcext:value-type="float">
            <text:p>7.45</text:p>
          </table:table-cell>
          <table:table-cell table:style-name="ce8" table:formula="of:=[$'Решение СЛУ'.$K$4]+[$'Решение СЛУ'.$K$5]*[.B133]+[$'Решение СЛУ'.$K$6]*[.B133]^2" office:value-type="float" office:value="7.15992857142867" calcext:value-type="float">
            <text:p>7.16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3]+0.05" office:value-type="float" office:value="7.49999999999998" calcext:value-type="float">
            <text:p>7.50</text:p>
          </table:table-cell>
          <table:table-cell table:style-name="ce8" table:formula="of:=[$'Решение СЛУ'.$K$4]+[$'Решение СЛУ'.$K$5]*[.B134]+[$'Решение СЛУ'.$K$6]*[.B134]^2" office:value-type="float" office:value="7.25142857142868" calcext:value-type="float">
            <text:p>7.25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4]+0.05" office:value-type="float" office:value="7.54999999999998" calcext:value-type="float">
            <text:p>7.55</text:p>
          </table:table-cell>
          <table:table-cell table:style-name="ce8" table:formula="of:=[$'Решение СЛУ'.$K$4]+[$'Решение СЛУ'.$K$5]*[.B135]+[$'Решение СЛУ'.$K$6]*[.B135]^2" office:value-type="float" office:value="7.34478571428582" calcext:value-type="float">
            <text:p>7.34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5]+0.05" office:value-type="float" office:value="7.59999999999998" calcext:value-type="float">
            <text:p>7.60</text:p>
          </table:table-cell>
          <table:table-cell table:style-name="ce8" table:formula="of:=[$'Решение СЛУ'.$K$4]+[$'Решение СЛУ'.$K$5]*[.B136]+[$'Решение СЛУ'.$K$6]*[.B136]^2" office:value-type="float" office:value="7.44000000000012" calcext:value-type="float">
            <text:p>7.44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6]+0.05" office:value-type="float" office:value="7.64999999999998" calcext:value-type="float">
            <text:p>7.65</text:p>
          </table:table-cell>
          <table:table-cell table:style-name="ce8" table:formula="of:=[$'Решение СЛУ'.$K$4]+[$'Решение СЛУ'.$K$5]*[.B137]+[$'Решение СЛУ'.$K$6]*[.B137]^2" office:value-type="float" office:value="7.53707142857154" calcext:value-type="float">
            <text:p>7.53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7]+0.05" office:value-type="float" office:value="7.69999999999998" calcext:value-type="float">
            <text:p>7.70</text:p>
          </table:table-cell>
          <table:table-cell table:style-name="ce8" table:formula="of:=[$'Решение СЛУ'.$K$4]+[$'Решение СЛУ'.$K$5]*[.B138]+[$'Решение СЛУ'.$K$6]*[.B138]^2" office:value-type="float" office:value="7.63600000000012" calcext:value-type="float">
            <text:p>7.63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8]+0.05" office:value-type="float" office:value="7.74999999999998" calcext:value-type="float">
            <text:p>7.75</text:p>
          </table:table-cell>
          <table:table-cell table:style-name="ce8" table:formula="of:=[$'Решение СЛУ'.$K$4]+[$'Решение СЛУ'.$K$5]*[.B139]+[$'Решение СЛУ'.$K$6]*[.B139]^2" office:value-type="float" office:value="7.73678571428584" calcext:value-type="float">
            <text:p>7.73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9]+0.05" office:value-type="float" office:value="7.79999999999998" calcext:value-type="float">
            <text:p>7.80</text:p>
          </table:table-cell>
          <table:table-cell table:style-name="ce8" table:formula="of:=[$'Решение СЛУ'.$K$4]+[$'Решение СЛУ'.$K$5]*[.B140]+[$'Решение СЛУ'.$K$6]*[.B140]^2" office:value-type="float" office:value="7.8394285714287" calcext:value-type="float">
            <text:p>7.83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40]+0.05" office:value-type="float" office:value="7.84999999999998" calcext:value-type="float">
            <text:p>7.85</text:p>
          </table:table-cell>
          <table:table-cell table:style-name="ce8" table:formula="of:=[$'Решение СЛУ'.$K$4]+[$'Решение СЛУ'.$K$5]*[.B141]+[$'Решение СЛУ'.$K$6]*[.B141]^2" office:value-type="float" office:value="7.94392857142871" calcext:value-type="float">
            <text:p>7.94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41]+0.05" office:value-type="float" office:value="7.89999999999998" calcext:value-type="float">
            <text:p>7.90</text:p>
          </table:table-cell>
          <table:table-cell table:style-name="ce8" table:formula="of:=[$'Решение СЛУ'.$K$4]+[$'Решение СЛУ'.$K$5]*[.B142]+[$'Решение СЛУ'.$K$6]*[.B142]^2" office:value-type="float" office:value="8.05028571428585" calcext:value-type="float">
            <text:p>8.05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42]+0.05" office:value-type="float" office:value="7.94999999999998" calcext:value-type="float">
            <text:p>7.95</text:p>
          </table:table-cell>
          <table:table-cell table:style-name="ce8" table:formula="of:=[$'Решение СЛУ'.$K$4]+[$'Решение СЛУ'.$K$5]*[.B143]+[$'Решение СЛУ'.$K$6]*[.B143]^2" office:value-type="float" office:value="8.15850000000014" calcext:value-type="float">
            <text:p>8.159</text:p>
          </table:table-cell>
          <table:table-cell table:number-columns-repeated="1021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рогноз" table:style-name="ta1">
        <table:shapes>
          <draw:frame draw:z-index="0" draw:style-name="gr2" draw:text-style-name="P1" svg:width="15.406cm" svg:height="23.662cm" svg:x="15.985cm" svg:y="0cm">
            <draw:object draw:notify-on-update-of-ranges="'Линия тренда'.B4:'Линия тренда'.B143 'Линия тренда'.B4:'Линия тренда'.B143 'Линия тренда'.C3:'Линия тренда'.C3 'Линия тренда'.C4:'Линия тренда'.C143 'Расчет МНК'.B4:'Расчет МНК'.B9 'Расчет МНК'.C3:'Расчет МНК'.C3 'Расчет МНК'.C4:'Расчет МНК'.C9 Прогноз.B20:Прогноз.B20 Прогноз.C19:Прогноз.C19 Прогноз.C20:Прогноз.C20 Прогноз.D20:Прогноз.D20 Прогноз.E19:Прогноз.E19 Прогноз.E20:Прогноз.E20 Прогноз.F20:Прогноз.F20 Прогноз.G19:Прогноз.G19 Прогноз.G20:Прогноз.G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Точечный прогноз:</text:p>
          </table:table-cell>
          <table:covered-table-cell table:style-name="ce21"/>
          <table:table-cell table:number-columns-repeated="1021"/>
        </table:table-row>
        <table:table-row table:style-name="ro1">
          <table:table-cell/>
          <table:table-cell table:style-name="ce65" office:value-type="string" calcext:value-type="string">
            <text:p>t =</text:p>
          </table:table-cell>
          <table:table-cell table:style-name="ce58" table:formula="of:=2*[$'Исходные данные'.H3]-[$'Исходные данные'.G3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65" office:value-type="string" calcext:value-type="string">
            <text:p>ŷ<text:span text:style-name="T1">t</text:span>  =</text:p>
          </table:table-cell>
          <table:table-cell table:style-name="ce66" table:formula="of:=[$'Линия тренда'.C124]" office:value-type="float" office:value="6.42000000000007" calcext:value-type="float">
            <text:p>6.4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Интервальный прогноз:</text:p>
          </table:table-cell>
          <table:covered-table-cell table:style-name="ce4"/>
          <table:table-cell/>
          <table:table-cell table:style-name="ce4" office:value-type="string" calcext:value-type="string" table:number-columns-spanned="2" table:number-rows-spanned="1">
            <text:p>Квадраты отклонений:</text:p>
          </table:table-cell>
          <table:covered-table-cell table:style-name="ce4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n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e<text:span text:style-name="T1">t</text:span>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m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table:formula="of:=[$'Расчет МНК'.B4]" office:value-type="float" office:value="1" calcext:value-type="float">
            <text:p>1</text:p>
          </table:table-cell>
          <table:table-cell table:style-name="ce60" table:formula="of:=([$'Расчет МНК'.C4]-[$'Линия тренда'.C23])^2" office:value-type="float" office:value="9.40780347449216" calcext:value-type="float">
            <text:p>9.407803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v <text:s/>=</text:p>
          </table:table-cell>
          <table:table-cell table:style-name="ce21" table:formula="of:=[.C7]-[.C8]" office:value-type="float" office:value="3" calcext:value-type="float">
            <text:p>3</text:p>
          </table:table-cell>
          <table:table-cell/>
          <table:table-cell table:style-name="ce7" table:formula="of:=[$'Расчет МНК'.B5]" office:value-type="float" office:value="2" calcext:value-type="float">
            <text:p>2</text:p>
          </table:table-cell>
          <table:table-cell table:style-name="ce60" table:formula="of:=([$'Расчет МНК'.C5]-[$'Линия тренда'.C24])^2" office:value-type="float" office:value="1.04039999999923" calcext:value-type="float">
            <text:p>1.040400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α</text:p>
          </table:table-cell>
          <table:table-cell table:style-name="ce7" office:value-type="float" office:value="0.05" calcext:value-type="float">
            <text:p>0.05</text:p>
          </table:table-cell>
          <table:table-cell/>
          <table:table-cell table:style-name="ce7" table:formula="of:=[$'Расчет МНК'.B6]" office:value-type="float" office:value="3" calcext:value-type="float">
            <text:p>3</text:p>
          </table:table-cell>
          <table:table-cell table:style-name="ce60" table:formula="of:=([$'Расчет МНК'.C6]-[$'Линия тренда'.C44])^2" office:value-type="float" office:value="0.00208979591839338" calcext:value-type="float">
            <text:p>0.002090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 =</text:p>
          </table:table-cell>
          <table:table-cell table:style-name="ce21" table:formula="of:=1 - [.C10]" office:value-type="float" office:value="0.95" calcext:value-type="float">
            <text:p>0.95</text:p>
          </table:table-cell>
          <table:table-cell/>
          <table:table-cell table:style-name="ce7" table:formula="of:=[$'Расчет МНК'.B7]" office:value-type="float" office:value="4" calcext:value-type="float">
            <text:p>4</text:p>
          </table:table-cell>
          <table:table-cell table:style-name="ce60" table:formula="of:=([$'Расчет МНК'.C7]-[$'Линия тренда'.C64])^2" office:value-type="float" office:value="0.0721306122449963" calcext:value-type="float">
            <text:p>0.072131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string" calcext:value-type="string">
            <text:p>t<text:span text:style-name="T4">α</text:span></text:p>
          </table:table-cell>
          <table:table-cell table:style-name="ce53" office:value-type="float" office:value="2.776" calcext:value-type="float">
            <text:p>2.776</text:p>
          </table:table-cell>
          <table:table-cell/>
          <table:table-cell table:style-name="ce7" table:formula="of:=[$'Расчет МНК'.B8]" office:value-type="float" office:value="5" calcext:value-type="float">
            <text:p>5</text:p>
          </table:table-cell>
          <table:table-cell table:style-name="ce60" table:formula="of:=([$'Расчет МНК'.C8]-[$'Линия тренда'.C84])^2" office:value-type="float" office:value="0.300930612245001" calcext:value-type="float">
            <text:p>0.30093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7" table:formula="of:=[$'Расчет МНК'.B9]" office:value-type="float" office:value="6" calcext:value-type="float">
            <text:p>6</text:p>
          </table:table-cell>
          <table:table-cell table:style-name="ce60" table:formula="of:=([$'Расчет МНК'.C9]-[$'Линия тренда'.C104])^2" office:value-type="float" office:value="0.171632653061219" calcext:value-type="float">
            <text:p>0.1716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2" office:value-type="string" calcext:value-type="string">
            <text:p>Σ</text:p>
          </table:table-cell>
          <table:table-cell table:style-name="ce60" table:formula="of:=SUM([.F8:.F13])" office:value-type="float" office:value="10.994987147961" calcext:value-type="float">
            <text:p>10.994987</text:p>
          </table:table-cell>
          <table:table-cell table:number-columns-repeated="1018"/>
        </table:table-row>
        <table:table-row table:style-name="ro1">
          <table:table-cell/>
          <table:table-cell table:style-name="ce54" office:value-type="string" calcext:value-type="string">
            <text:p>S<text:span text:style-name="T1">y</text:span><text:span text:style-name="T2">2</text:span></text:p>
          </table:table-cell>
          <table:table-cell table:style-name="ce59" table:formula="of:=[.F14]/[.C9]" office:value-type="float" office:value="3.664995715987" calcext:value-type="float">
            <text:p>3.664996</text:p>
          </table:table-cell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Δ</text:p>
          </table:table-cell>
          <table:table-cell table:style-name="ce60" table:formula="of:=SQRT([.C15])*[.C12]" office:value-type="float" office:value="5.31442396000186" calcext:value-type="float">
            <text:p>5.314424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y =</text:p>
          </table:table-cell>
          <table:table-cell table:style-name="ce7" table:formula="of:=COM.MICROSOFT.CONCAT(ROUND([.C4]; 3);&quot; ± &quot;;ROUND([.C16]; 3))" office:value-type="string" office:string-value="6.42 ± 5.314" calcext:value-type="string">
            <text:p>6.42 ± 5.31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5" office:value-type="string" calcext:value-type="string">
            <text:p>t</text:p>
          </table:table-cell>
          <table:table-cell table:style-name="ce61" office:value-type="string" calcext:value-type="string">
            <text:p><text:span text:style-name="T3">ŷ</text:span><text:span text:style-name="T1">7</text:span></text:p>
          </table:table-cell>
          <table:table-cell table:style-name="ce55" office:value-type="string" calcext:value-type="string">
            <text:p>t</text:p>
          </table:table-cell>
          <table:table-cell table:style-name="ce61" office:value-type="string" calcext:value-type="string">
            <text:p><text:span text:style-name="T3">ŷ</text:span><text:span text:style-name="T1">7</text:span><text:span text:style-name="T3">+</text:span><text:span text:style-name="T5">Δ</text:span></text:p>
          </table:table-cell>
          <table:table-cell table:style-name="ce55" office:value-type="string" calcext:value-type="string">
            <text:p>t</text:p>
          </table:table-cell>
          <table:table-cell table:style-name="ce61" office:value-type="string" calcext:value-type="string">
            <text:p><text:span text:style-name="T3">ŷ</text:span><text:span text:style-name="T1">7</text:span><text:span text:style-name="T3">-</text:span><text:span text:style-name="T5">Δ</text:span></text:p>
          </table:table-cell>
          <table:table-cell table:number-columns-repeated="1017"/>
        </table:table-row>
        <table:table-row table:style-name="ro1">
          <table:table-cell/>
          <table:table-cell table:style-name="ce56" table:formula="of:=[.C3]" office:value-type="float" office:value="7" calcext:value-type="float">
            <text:p>7</text:p>
          </table:table-cell>
          <table:table-cell table:style-name="ce62" table:formula="of:=[.C4]" office:value-type="float" office:value="6.42000000000007" calcext:value-type="float">
            <text:p>6.420</text:p>
          </table:table-cell>
          <table:table-cell table:style-name="ce56" table:formula="of:=[.C3]" office:value-type="float" office:value="7" calcext:value-type="float">
            <text:p>7</text:p>
          </table:table-cell>
          <table:table-cell table:style-name="ce62" table:formula="of:=[.C4]+[.C16]" office:value-type="float" office:value="11.7344239600019" calcext:value-type="float">
            <text:p>11.734</text:p>
          </table:table-cell>
          <table:table-cell table:style-name="ce56" table:formula="of:=[.C3]" office:value-type="float" office:value="7" calcext:value-type="float">
            <text:p>7</text:p>
          </table:table-cell>
          <table:table-cell table:style-name="ce62" table:formula="of:=[.C4]-[.C16]" office:value-type="float" office:value="1.10557603999821" calcext:value-type="float">
            <text:p>1.106</text:p>
          </table:table-cell>
          <table:table-cell table:number-columns-repeated="1017"/>
        </table:table-row>
        <table:table-row table:style-name="ro1">
          <table:table-cell/>
          <table:table-cell table:style-name="ce57" table:number-columns-repeated="6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6" number:min-decimal-places="16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00:15:51.6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59:55.015000000</meta:creation-date>
    <dc:date>2022-05-21T00:16:46.876000000</dc:date>
    <meta:editing-duration>PT4H13M25S</meta:editing-duration>
    <meta:editing-cycles>22</meta:editing-cycles>
    <meta:generator>LibreOffice/7.0.3.1$Windows_X86_64 LibreOffice_project/d7547858d014d4cf69878db179d326fc3483e082</meta:generator>
    <meta:print-date>2022-05-20T22:45:56.428000000</meta:print-date>
    <meta:document-statistic meta:table-count="5" meta:cell-count="488" meta:object-count="3"/>
  </office:meta>
</office:document-meta>
</file>

<file path=Object 1/content.xml><?xml version="1.0" encoding="utf-8"?>
<math xmlns="http://www.w3.org/1998/Math/MathML" display="block">
  <semantics>
    <mrow>
      <mover accent="true">
        <msub>
          <mi>y</mi>
          <mi>t</mi>
        </msub>
        <mo stretchy="true">^</mo>
      </mover>
      <mo stretchy="false">=</mo>
      <mrow>
        <mi>a</mi>
        <mo stretchy="false">+</mo>
        <mrow>
          <mi>b</mi>
          <mi>t</mi>
        </mrow>
        <mo stretchy="false">+</mo>
        <mrow>
          <mi>c</mi>
          <msup>
            <mi>t</mi>
            <mn>2</mn>
          </msup>
        </mrow>
      </mrow>
    </mrow>
    <annotation encoding="StarMath 5.0">widehat {y} _t = a + { b  t } + { c t^2 }</annotation>
  </semantics>
</math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Обычный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Обычный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Обычный" style:font-family-generic="roman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width="0.05cm" svg:stroke-color="#55308d" draw:fill-color="#55308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b85c00" draw:fill-color="#b85c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bitmap" draw:fill-color="#e6e6e6" draw:fill-image-name="ChartBitmap_20_1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48cm" svg:height="23.135cm" xlink:href=".." xlink:type="simple" chart:class="chart:scatter" chart:style-name="ch1">
        <chart:title svg:x="6.005cm" svg:y="0.598cm" chart:style-name="ch2">
          <text:p>Линия тренда</text:p>
        </chart:title>
        <chart:legend chart:legend-position="end" svg:x="11.778cm" svg:y="11.019cm" style:legend-expansion="high" chart:style-name="ch3"/>
        <chart:plot-area chart:style-name="ch4" table:cell-range-address="'Линия тренда'.B4:'Линия тренда'.C143 'Линия тренда'.C3:'Линия тренда'.C3 'Расчет МНК'.C3:'Расчет МНК'.C9" chart:data-source-has-labels="both" svg:x="1.307cm" svg:y="1.839cm" svg:width="10.175cm" svg:height="19.853cm">
          <chart:coordinate-region svg:x="1.743cm" svg:y="2.038cm" svg:width="9.46cm" svg:height="19.007cm"/>
          <chart:axis chart:dimension="x" chart:name="primary-x" chart:style-name="ch5" chartooo:axis-type="auto">
            <chart:title svg:x="5.993cm" svg:y="22.154cm" chart:style-name="ch6">
              <text:p>t, год</text:p>
            </chart:title>
            <chart:categories table:cell-range-address="'Линия тренда'.B4:'Линия тренда'.B143"/>
          </chart:axis>
          <chart:axis chart:dimension="y" chart:name="primary-y" chart:style-name="ch5">
            <chart:title svg:x="0.451cm" svg:y="12.206cm" chart:style-name="ch7">
              <text:p>y, шт.</text:p>
            </chart:title>
            <chart:grid chart:style-name="ch8" chart:class="major"/>
          </chart:axis>
          <chart:series chart:style-name="ch9" chart:values-cell-range-address="'Линия тренда'.C4:'Линия тренда'.C143" chart:label-cell-address="'Линия тренда'.C3:'Линия тренда'.C3" chart:class="chart:scatter">
            <chart:domain table:cell-range-address="'Линия тренда'.B4:'Линия тренда'.B143"/>
            <chart:data-point chart:repeated="140"/>
          </chart:series>
          <chart:series chart:style-name="ch10" chart:values-cell-range-address="'Расчет МНК'.C4:'Расчет МНК'.C9" chart:label-cell-address="'Расчет МНК'.C3:'Расчет МНК'.C3" chart:class="chart:scatter">
            <chart:domain table:cell-range-address="'Расчет МНК'.B4:'Расчет МНК'.B9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̂t</text:p>
                <draw:g>
                  <svg:desc>'Линия тренда'.C3:'Линия тренда'.C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y, шт.</text:p>
                <draw:g>
                  <svg:desc>'Расчет МНК'.C3:'Расчет МНК'.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Линия тренда'.B4:'Линия тренда'.B143</svg:desc>
                </draw:g>
              </table:table-cell>
              <table:table-cell office:value-type="float" office:value="1">
                <text:p>1</text:p>
                <draw:g>
                  <svg:desc>'Линия тренда'.B4:'Линия тренда'.B143</svg:desc>
                </draw:g>
              </table:table-cell>
              <table:table-cell office:value-type="float" office:value="10.928571428571">
                <text:p>10.928571428571</text:p>
                <draw:g>
                  <svg:desc>'Линия тренда'.C4:'Линия тренда'.C143</svg:desc>
                </draw:g>
              </table:table-cell>
              <table:table-cell office:value-type="float" office:value="1">
                <text:p>1</text:p>
                <draw:g>
                  <svg:desc>'Расчет МНК'.B4:'Расчет МНК'.B9</svg:desc>
                </draw:g>
              </table:table-cell>
              <table:table-cell office:value-type="float" office:value="11.5">
                <text:p>11.5</text:p>
                <draw:g>
                  <svg:desc>'Расчет МНК'.C4:'Расчет МНК'.C9</svg:desc>
                </draw:g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0.7804999999995">
                <text:p>10.7804999999995</text:p>
              </table:table-cell>
              <table:table-cell office:value-type="float" office:value="2">
                <text:p>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0.6342857142852">
                <text:p>10.6342857142852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.15">
                <text:p>1.15</text:p>
              </table:table-cell>
              <table:table-cell office:value-type="float" office:value="10.4899285714281">
                <text:p>10.4899285714281</text:p>
              </table:table-cell>
              <table:table-cell office:value-type="float" office:value="4">
                <text:p>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0.3474285714281">
                <text:p>10.3474285714281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0.2067857142853">
                <text:p>10.2067857142853</text:p>
              </table:table-cell>
              <table:table-cell office:value-type="float" office:value="6">
                <text:p>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0.0679999999996">
                <text:p>10.0679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9.93107142857099">
                <text:p>9.93107142857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9.79599999999956">
                <text:p>9.79599999999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9.66278571428528">
                <text:p>9.66278571428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9.53142857142814">
                <text:p>9.5314285714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9.40192857142815">
                <text:p>9.4019285714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9.2742857142853">
                <text:p>9.2742857142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  <table:table-cell office:value-type="float" office:value="9.14849999999959">
                <text:p>9.1484999999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9.02457142857102">
                <text:p>9.02457142857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8.9024999999996">
                <text:p>8.9024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8.78228571428531">
                <text:p>8.78228571428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  <table:table-cell office:value-type="float" office:value="8.66392857142818">
                <text:p>8.6639285714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8.54742857142818">
                <text:p>8.5474285714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.95">
                <text:p>1.95</text:p>
              </table:table-cell>
              <table:table-cell office:value-type="float" office:value="8.43278571428533">
                <text:p>8.4327857142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1999999999962">
                <text:p>8.31999999999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2.05">
                <text:p>2.05</text:p>
              </table:table-cell>
              <table:table-cell office:value-type="float" office:value="8.20907142857105">
                <text:p>8.2090714285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8.09999999999963">
                <text:p>8.09999999999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  <table:table-cell office:value-type="float" office:value="7.99278571428535">
                <text:p>7.99278571428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  <table:table-cell office:value-type="float" office:value="7.88742857142821">
                <text:p>7.8874285714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7.78392857142821">
                <text:p>7.7839285714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7.68228571428536">
                <text:p>7.68228571428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.35">
                <text:p>2.35</text:p>
              </table:table-cell>
              <table:table-cell office:value-type="float" office:value="7.58249999999965">
                <text:p>7.58249999999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7.48457142857109">
                <text:p>7.4845714285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.45">
                <text:p>2.45</text:p>
              </table:table-cell>
              <table:table-cell office:value-type="float" office:value="7.38849999999966">
                <text:p>7.3884999999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7.29428571428538">
                <text:p>7.29428571428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7.20192857142824">
                <text:p>7.2019285714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7.11142857142825">
                <text:p>7.1114285714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2.65">
                <text:p>2.65</text:p>
              </table:table-cell>
              <table:table-cell office:value-type="float" office:value="7.0227857142854">
                <text:p>7.022785714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6.93599999999969">
                <text:p>6.93599999999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6.85107142857112">
                <text:p>6.8510714285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6.7679999999997">
                <text:p>6.767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2.85">
                <text:p>2.85</text:p>
              </table:table-cell>
              <table:table-cell office:value-type="float" office:value="6.68678571428542">
                <text:p>6.68678571428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6.60742857142828">
                <text:p>6.607428571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2.95">
                <text:p>2.95</text:p>
              </table:table-cell>
              <table:table-cell office:value-type="float" office:value="6.52992857142828">
                <text:p>6.529928571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45428571428543">
                <text:p>6.45428571428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3.05">
                <text:p>3.05</text:p>
              </table:table-cell>
              <table:table-cell office:value-type="float" office:value="6.38049999999972">
                <text:p>6.38049999999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6.30857142857115">
                <text:p>6.3085714285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  <table:table-cell office:value-type="float" office:value="6.23849999999973">
                <text:p>6.23849999999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6.17028571428545">
                <text:p>6.17028571428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6.10392857142831">
                <text:p>6.1039285714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6.03942857142831">
                <text:p>6.0394285714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3.35">
                <text:p>3.35</text:p>
              </table:table-cell>
              <table:table-cell office:value-type="float" office:value="5.97678571428546">
                <text:p>5.9767857142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5.91599999999975">
                <text:p>5.91599999999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3.45">
                <text:p>3.45</text:p>
              </table:table-cell>
              <table:table-cell office:value-type="float" office:value="5.85707142857119">
                <text:p>5.8570714285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5.79999999999976">
                <text:p>5.7999999999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3.55">
                <text:p>3.55</text:p>
              </table:table-cell>
              <table:table-cell office:value-type="float" office:value="5.74478571428548">
                <text:p>5.74478571428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5.69142857142834">
                <text:p>5.6914285714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4999999999999">
                <text:p>3.64999999999999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5.63992857142836">
                <text:p>5.6399285714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9999999999999">
                <text:p>3.69999999999999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5.5902857142855">
                <text:p>5.590285714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4999999999999">
                <text:p>3.74999999999999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5.5424999999998">
                <text:p>5.5424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9999999999999">
                <text:p>3.7999999999999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5.49657142857123">
                <text:p>5.4965714285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4999999999999">
                <text:p>3.84999999999999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5.4524999999998">
                <text:p>5.4524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9999999999999">
                <text:p>3.8999999999999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5.41028571428552">
                <text:p>5.41028571428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4999999999999">
                <text:p>3.94999999999999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5.36992857142838">
                <text:p>5.3699285714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9999999999999">
                <text:p>3.99999999999999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5.33142857142839">
                <text:p>5.3314285714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4999999999999">
                <text:p>4.04999999999999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5.29478571428554">
                <text:p>5.29478571428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9999999999999">
                <text:p>4.09999999999999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5.25999999999983">
                <text:p>5.2599999999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4999999999999">
                <text:p>4.14999999999999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5.22707142857126">
                <text:p>5.22707142857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9999999999999">
                <text:p>4.19999999999999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5.19599999999983">
                <text:p>5.1959999999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4999999999999">
                <text:p>4.24999999999999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5.16678571428555">
                <text:p>5.1667857142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9999999999999">
                <text:p>4.29999999999999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5.13942857142841">
                <text:p>5.1394285714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4999999999999">
                <text:p>4.34999999999999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5.11392857142842">
                <text:p>5.1139285714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9999999999999">
                <text:p>4.3999999999999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5.09028571428557">
                <text:p>5.0902857142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4999999999999">
                <text:p>4.44999999999999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5.06849999999985">
                <text:p>5.06849999999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9999999999999">
                <text:p>4.49999999999999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5.04857142857129">
                <text:p>5.0485714285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4999999999999">
                <text:p>4.54999999999999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5.03049999999986">
                <text:p>5.03049999999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9999999999999">
                <text:p>4.59999999999999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5.01428571428558">
                <text:p>5.0142857142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4999999999999">
                <text:p>4.64999999999999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4.99992857142845">
                <text:p>4.9999285714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9999999999999">
                <text:p>4.69999999999999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4.98742857142845">
                <text:p>4.9874285714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4999999999999">
                <text:p>4.74999999999999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4.9767857142856">
                <text:p>4.976785714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9999999999999">
                <text:p>4.79999999999999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4.96799999999988">
                <text:p>4.96799999999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4999999999999">
                <text:p>4.84999999999999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4.96107142857132">
                <text:p>4.96107142857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9999999999999">
                <text:p>4.899999999999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4.9559999999999">
                <text:p>4.955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4999999999999">
                <text:p>4.94999999999999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4.95278571428561">
                <text:p>4.95278571428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9999999999999">
                <text:p>4.99999999999999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4.95142857142848">
                <text:p>4.9514285714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4999999999999">
                <text:p>5.04999999999999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4.95192857142848">
                <text:p>4.9519285714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9999999999999">
                <text:p>5.09999999999999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4.95428571428563">
                <text:p>4.95428571428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4999999999999">
                <text:p>5.14999999999999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4.95849999999992">
                <text:p>4.958499999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9999999999999">
                <text:p>5.19999999999999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4.96457142857135">
                <text:p>4.96457142857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4999999999999">
                <text:p>5.24999999999999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4.97249999999993">
                <text:p>4.9724999999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9999999999999">
                <text:p>5.29999999999999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4.98228571428565">
                <text:p>4.98228571428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4999999999999">
                <text:p>5.34999999999999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4.99392857142851">
                <text:p>4.9939285714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9999999999999">
                <text:p>5.3999999999999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5.00742857142851">
                <text:p>5.0074285714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4999999999999">
                <text:p>5.44999999999999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5.02278571428566">
                <text:p>5.02278571428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9999999999999">
                <text:p>5.49999999999999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5.03999999999995">
                <text:p>5.03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4999999999999">
                <text:p>5.54999999999999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5.05907142857138">
                <text:p>5.0590714285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9999999999999">
                <text:p>5.59999999999999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5.07999999999996">
                <text:p>5.07999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4999999999999">
                <text:p>5.64999999999999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5.10278571428568">
                <text:p>5.10278571428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9999999999999">
                <text:p>5.69999999999999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5.12742857142854">
                <text:p>5.1274285714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4999999999999">
                <text:p>5.74999999999999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5.15392857142854">
                <text:p>5.1539285714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9999999999999">
                <text:p>5.79999999999999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5.18228571428569">
                <text:p>5.1822857142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4999999999999">
                <text:p>5.84999999999999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5.21249999999998">
                <text:p>5.2124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9999999999999">
                <text:p>5.8999999999999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5.24457142857141">
                <text:p>5.2445714285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4999999999999">
                <text:p>5.94999999999999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5.27849999999999">
                <text:p>5.2784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9999999999999">
                <text:p>5.99999999999999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5.31428571428571">
                <text:p>5.3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4999999999999">
                <text:p>6.04999999999999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5.35192857142857">
                <text:p>5.3519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9999999999999">
                <text:p>6.09999999999999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5.39142857142857">
                <text:p>5.39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4999999999999">
                <text:p>6.14999999999999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5.43278571428572">
                <text:p>5.43278571428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9999999999999">
                <text:p>6.19999999999999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5.47600000000001">
                <text:p>5.476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4999999999999">
                <text:p>6.24999999999999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5.52107142857144">
                <text:p>5.5210714285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9999999999999">
                <text:p>6.29999999999999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5.56800000000002">
                <text:p>5.5680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4999999999999">
                <text:p>6.34999999999999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5.61678571428574">
                <text:p>5.61678571428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9999999999999">
                <text:p>6.3999999999999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5.6674285714286">
                <text:p>5.667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4999999999999">
                <text:p>6.44999999999999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5.71992857142861">
                <text:p>5.71992857142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9999999999999">
                <text:p>6.49999999999999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5.77428571428575">
                <text:p>5.77428571428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4999999999999">
                <text:p>6.54999999999999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5.83050000000004">
                <text:p>5.8305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9999999999998">
                <text:p>6.59999999999998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5.88857142857146">
                <text:p>5.88857142857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4999999999998">
                <text:p>6.64999999999998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5.94850000000004">
                <text:p>5.9485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9999999999998">
                <text:p>6.69999999999998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6.01028571428575">
                <text:p>6.01028571428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4999999999998">
                <text:p>6.74999999999998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6.07392857142862">
                <text:p>6.0739285714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9999999999998">
                <text:p>6.79999999999998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6.13942857142862">
                <text:p>6.1394285714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4999999999998">
                <text:p>6.8499999999999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6.20678571428577">
                <text:p>6.2067857142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9999999999998">
                <text:p>6.89999999999998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6.27600000000006">
                <text:p>6.27600000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4999999999998">
                <text:p>6.94999999999998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6.34707142857149">
                <text:p>6.34707142857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9999999999998">
                <text:p>6.99999999999998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6.42000000000007">
                <text:p>6.42000000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4999999999998">
                <text:p>7.04999999999998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6.49478571428578">
                <text:p>6.49478571428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9999999999998">
                <text:p>7.09999999999998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6.57142857142864">
                <text:p>6.5714285714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4999999999998">
                <text:p>7.14999999999998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6.64992857142865">
                <text:p>6.6499285714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9999999999998">
                <text:p>7.19999999999998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6.7302857142858">
                <text:p>6.730285714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4999999999998">
                <text:p>7.24999999999998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6.81250000000009">
                <text:p>6.8125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9999999999998">
                <text:p>7.29999999999998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6.89657142857152">
                <text:p>6.8965714285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4999999999998">
                <text:p>7.3499999999999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6.98250000000009">
                <text:p>6.9825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9999999999998">
                <text:p>7.39999999999998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7.07028571428581">
                <text:p>7.07028571428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4999999999998">
                <text:p>7.44999999999998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7.15992857142867">
                <text:p>7.15992857142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9999999999998">
                <text:p>7.49999999999998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7.25142857142868">
                <text:p>7.25142857142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4999999999998">
                <text:p>7.54999999999998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7.34478571428582">
                <text:p>7.34478571428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9999999999998">
                <text:p>7.59999999999998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7.44000000000012">
                <text:p>7.44000000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4999999999998">
                <text:p>7.64999999999998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7.53707142857154">
                <text:p>7.53707142857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9999999999998">
                <text:p>7.69999999999998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7.63600000000012">
                <text:p>7.63600000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4999999999998">
                <text:p>7.74999999999998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7.73678571428584">
                <text:p>7.73678571428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9999999999998">
                <text:p>7.79999999999998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7.8394285714287">
                <text:p>7.8394285714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4999999999998">
                <text:p>7.8499999999999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7.94392857142871">
                <text:p>7.94392857142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9999999999998">
                <text:p>7.89999999999998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8.05028571428585">
                <text:p>8.05028571428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4999999999998">
                <text:p>7.94999999999998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8.15850000000014">
                <text:p>8.1585000000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fill-image draw:name="ChartBitmap_20_1" draw:display-name="ChartBitmap 1" xlink:href="Pictures/100000000000000800000008FFBB014DB18EDD40.png" xlink:type="simple" xlink:show="embed" xlink:actuate="onLoad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Обычный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Обычный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Обычный" style:font-family-generic="roman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width="0.05cm" svg:stroke-color="#55308d" draw:fill-color="#55308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b85c00" draw:fill-color="#b85c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43205" draw:fill-color="#443205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472702" draw:fill-color="#47270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bitmap" draw:fill-color="#e6e6e6" draw:fill-image-name="ChartBitmap_20_2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407cm" svg:height="23.663cm" xlink:href=".." xlink:type="simple" chart:class="chart:scatter" chart:column-mapping="" chart:style-name="ch1">
        <chart:title svg:x="6.284cm" svg:y="0.609cm" chart:style-name="ch2">
          <text:p>Линия тренда</text:p>
        </chart:title>
        <chart:legend chart:legend-position="end" svg:x="12.337cm" svg:y="10.536cm" style:legend-expansion="high" chart:style-name="ch3"/>
        <chart:plot-area chart:style-name="ch4" table:cell-range-address="'Линия тренда'.B4:'Линия тренда'.C143 'Линия тренда'.C3:'Линия тренда'.C3 'Расчет МНК'.C3:'Расчет МНК'.C9 Прогноз.C19:Прогноз.C20 Прогноз.E19:Прогноз.E20 Прогноз.G19:Прогноз.G20" chart:data-source-has-labels="both" svg:x="1.319cm" svg:y="1.861cm" svg:width="10.71cm" svg:height="20.348cm">
          <chart:coordinate-region svg:x="2.39cm" svg:y="2.06cm" svg:width="9.36cm" svg:height="19.502cm"/>
          <chart:axis chart:dimension="x" chart:name="primary-x" chart:style-name="ch5" chartooo:axis-type="auto">
            <chart:title svg:x="6.273cm" svg:y="22.682cm" chart:style-name="ch6">
              <text:p>t, год</text:p>
            </chart:title>
            <chart:categories table:cell-range-address="'Линия тренда'.B4:'Линия тренда'.B143"/>
          </chart:axis>
          <chart:axis chart:dimension="y" chart:name="primary-y" chart:style-name="ch5">
            <chart:title svg:x="0.451cm" svg:y="12.476cm" chart:style-name="ch7">
              <text:p>y, шт.</text:p>
            </chart:title>
            <chart:grid chart:style-name="ch8" chart:class="major"/>
          </chart:axis>
          <chart:series chart:style-name="ch9" chart:values-cell-range-address="'Линия тренда'.C4:'Линия тренда'.C143" chart:label-cell-address="'Линия тренда'.C3:'Линия тренда'.C3" chart:class="chart:scatter">
            <chart:domain table:cell-range-address="'Линия тренда'.B4:'Линия тренда'.B143"/>
            <chart:data-point chart:repeated="140"/>
          </chart:series>
          <chart:series chart:style-name="ch10" chart:values-cell-range-address="'Расчет МНК'.C4:'Расчет МНК'.C9" chart:label-cell-address="'Расчет МНК'.C3:'Расчет МНК'.C3" chart:class="chart:scatter">
            <chart:domain table:cell-range-address="'Расчет МНК'.B4:'Расчет МНК'.B9"/>
            <chart:data-point chart:repeated="6"/>
          </chart:series>
          <chart:series chart:style-name="ch11" chart:values-cell-range-address="Прогноз.C20:Прогноз.C20" chart:label-cell-address="Прогноз.C19:Прогноз.C19" chart:class="chart:scatter">
            <chart:domain table:cell-range-address="Прогноз.B20:Прогноз.B20"/>
            <chart:data-point/>
          </chart:series>
          <chart:series chart:style-name="ch12" chart:values-cell-range-address="Прогноз.E20:Прогноз.E20" chart:label-cell-address="Прогноз.E19:Прогноз.E19" chart:class="chart:scatter">
            <chart:domain table:cell-range-address="Прогноз.D20:Прогноз.D20"/>
            <chart:data-point/>
          </chart:series>
          <chart:series chart:style-name="ch13" chart:values-cell-range-address="Прогноз.G20:Прогноз.G20" chart:label-cell-address="Прогноз.G19:Прогноз.G19" chart:class="chart:scatter">
            <chart:domain table:cell-range-address="Прогноз.F20:Прогноз.F20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̂t</text:p>
                <draw:g>
                  <svg:desc>'Линия тренда'.C3:'Линия тренда'.C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y, шт.</text:p>
                <draw:g>
                  <svg:desc>'Расчет МНК'.C3:'Расчет МНК'.C3</svg:desc>
                </draw:g>
              </table:table-cell>
              <table:table-cell office:value-type="string">
                <text:p/>
              </table:table-cell>
              <table:table-cell office:value-type="string">
                <text:p>ŷ7</text:p>
                <draw:g>
                  <svg:desc>Прогноз.C19:Прогноз.C19</svg:desc>
                </draw:g>
              </table:table-cell>
              <table:table-cell office:value-type="string">
                <text:p/>
              </table:table-cell>
              <table:table-cell office:value-type="string">
                <text:p>ŷ7+Δ</text:p>
                <draw:g>
                  <svg:desc>Прогноз.E19:Прогноз.E19</svg:desc>
                </draw:g>
              </table:table-cell>
              <table:table-cell office:value-type="string">
                <text:p/>
              </table:table-cell>
              <table:table-cell office:value-type="string">
                <text:p>ŷ7-Δ</text:p>
                <draw:g>
                  <svg:desc>Прогноз.G19:Прогноз.G1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Линия тренда'.B4:'Линия тренда'.B143</svg:desc>
                </draw:g>
              </table:table-cell>
              <table:table-cell office:value-type="float" office:value="1">
                <text:p>1</text:p>
                <draw:g>
                  <svg:desc>'Линия тренда'.B4:'Линия тренда'.B143</svg:desc>
                </draw:g>
              </table:table-cell>
              <table:table-cell office:value-type="float" office:value="10.928571428571">
                <text:p>10.928571428571</text:p>
                <draw:g>
                  <svg:desc>'Линия тренда'.C4:'Линия тренда'.C143</svg:desc>
                </draw:g>
              </table:table-cell>
              <table:table-cell office:value-type="float" office:value="1">
                <text:p>1</text:p>
                <draw:g>
                  <svg:desc>'Расчет МНК'.B4:'Расчет МНК'.B9</svg:desc>
                </draw:g>
              </table:table-cell>
              <table:table-cell office:value-type="float" office:value="11.5">
                <text:p>11.5</text:p>
                <draw:g>
                  <svg:desc>'Расчет МНК'.C4:'Расчет МНК'.C9</svg:desc>
                </draw:g>
              </table:table-cell>
              <table:table-cell office:value-type="float" office:value="7">
                <text:p>7</text:p>
                <draw:g>
                  <svg:desc>Прогноз.B20:Прогноз.B20</svg:desc>
                </draw:g>
              </table:table-cell>
              <table:table-cell office:value-type="float" office:value="6.42000000000007">
                <text:p>6.42000000000007</text:p>
                <draw:g>
                  <svg:desc>Прогноз.C20:Прогноз.C20</svg:desc>
                </draw:g>
              </table:table-cell>
              <table:table-cell office:value-type="float" office:value="7">
                <text:p>7</text:p>
                <draw:g>
                  <svg:desc>Прогноз.D20:Прогноз.D20</svg:desc>
                </draw:g>
              </table:table-cell>
              <table:table-cell office:value-type="float" office:value="11.7344239600019">
                <text:p>11.7344239600019</text:p>
                <draw:g>
                  <svg:desc>Прогноз.E20:Прогноз.E20</svg:desc>
                </draw:g>
              </table:table-cell>
              <table:table-cell office:value-type="float" office:value="7">
                <text:p>7</text:p>
                <draw:g>
                  <svg:desc>Прогноз.F20:Прогноз.F20</svg:desc>
                </draw:g>
              </table:table-cell>
              <table:table-cell office:value-type="float" office:value="1.10557603999821">
                <text:p>1.10557603999821</text:p>
                <draw:g>
                  <svg:desc>Прогноз.G20:Прогноз.G20</svg:desc>
                </draw:g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0.7804999999995">
                <text:p>10.7804999999995</text:p>
              </table:table-cell>
              <table:table-cell office:value-type="float" office:value="2">
                <text:p>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0.6342857142852">
                <text:p>10.6342857142852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.15">
                <text:p>1.15</text:p>
              </table:table-cell>
              <table:table-cell office:value-type="float" office:value="10.4899285714281">
                <text:p>10.4899285714281</text:p>
              </table:table-cell>
              <table:table-cell office:value-type="float" office:value="4">
                <text:p>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0.3474285714281">
                <text:p>10.3474285714281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0.2067857142853">
                <text:p>10.2067857142853</text:p>
              </table:table-cell>
              <table:table-cell office:value-type="float" office:value="6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0.0679999999996">
                <text:p>10.0679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9.93107142857099">
                <text:p>9.93107142857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9.79599999999956">
                <text:p>9.79599999999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9.66278571428528">
                <text:p>9.66278571428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9.53142857142814">
                <text:p>9.5314285714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9.40192857142815">
                <text:p>9.4019285714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9.2742857142853">
                <text:p>9.2742857142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  <table:table-cell office:value-type="float" office:value="9.14849999999959">
                <text:p>9.1484999999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9.02457142857102">
                <text:p>9.02457142857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8.9024999999996">
                <text:p>8.9024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8.78228571428531">
                <text:p>8.78228571428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  <table:table-cell office:value-type="float" office:value="8.66392857142818">
                <text:p>8.6639285714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8.54742857142818">
                <text:p>8.5474285714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.95">
                <text:p>1.95</text:p>
              </table:table-cell>
              <table:table-cell office:value-type="float" office:value="8.43278571428533">
                <text:p>8.4327857142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31999999999962">
                <text:p>8.31999999999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2.05">
                <text:p>2.05</text:p>
              </table:table-cell>
              <table:table-cell office:value-type="float" office:value="8.20907142857105">
                <text:p>8.20907142857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8.09999999999963">
                <text:p>8.09999999999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  <table:table-cell office:value-type="float" office:value="7.99278571428535">
                <text:p>7.99278571428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  <table:table-cell office:value-type="float" office:value="7.88742857142821">
                <text:p>7.8874285714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7.78392857142821">
                <text:p>7.7839285714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7.68228571428536">
                <text:p>7.68228571428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.35">
                <text:p>2.35</text:p>
              </table:table-cell>
              <table:table-cell office:value-type="float" office:value="7.58249999999965">
                <text:p>7.58249999999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7.48457142857109">
                <text:p>7.4845714285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.45">
                <text:p>2.45</text:p>
              </table:table-cell>
              <table:table-cell office:value-type="float" office:value="7.38849999999966">
                <text:p>7.3884999999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7.29428571428538">
                <text:p>7.29428571428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7.20192857142824">
                <text:p>7.20192857142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7.11142857142825">
                <text:p>7.1114285714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2.65">
                <text:p>2.65</text:p>
              </table:table-cell>
              <table:table-cell office:value-type="float" office:value="7.0227857142854">
                <text:p>7.022785714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6.93599999999969">
                <text:p>6.93599999999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6.85107142857112">
                <text:p>6.8510714285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6.7679999999997">
                <text:p>6.767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2.85">
                <text:p>2.85</text:p>
              </table:table-cell>
              <table:table-cell office:value-type="float" office:value="6.68678571428542">
                <text:p>6.68678571428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6.60742857142828">
                <text:p>6.607428571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2.95">
                <text:p>2.95</text:p>
              </table:table-cell>
              <table:table-cell office:value-type="float" office:value="6.52992857142828">
                <text:p>6.529928571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45428571428543">
                <text:p>6.45428571428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3.05">
                <text:p>3.05</text:p>
              </table:table-cell>
              <table:table-cell office:value-type="float" office:value="6.38049999999972">
                <text:p>6.38049999999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6.30857142857115">
                <text:p>6.3085714285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  <table:table-cell office:value-type="float" office:value="6.23849999999973">
                <text:p>6.23849999999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6.17028571428545">
                <text:p>6.17028571428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6.10392857142831">
                <text:p>6.1039285714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6.03942857142831">
                <text:p>6.0394285714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3.35">
                <text:p>3.35</text:p>
              </table:table-cell>
              <table:table-cell office:value-type="float" office:value="5.97678571428546">
                <text:p>5.9767857142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5.91599999999975">
                <text:p>5.91599999999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3.45">
                <text:p>3.45</text:p>
              </table:table-cell>
              <table:table-cell office:value-type="float" office:value="5.85707142857119">
                <text:p>5.8570714285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5.79999999999976">
                <text:p>5.7999999999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3.55">
                <text:p>3.55</text:p>
              </table:table-cell>
              <table:table-cell office:value-type="float" office:value="5.74478571428548">
                <text:p>5.74478571428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5.69142857142834">
                <text:p>5.6914285714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4999999999999">
                <text:p>3.64999999999999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5.63992857142836">
                <text:p>5.63992857142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9999999999999">
                <text:p>3.69999999999999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5.5902857142855">
                <text:p>5.5902857142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4999999999999">
                <text:p>3.74999999999999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5.5424999999998">
                <text:p>5.5424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9999999999999">
                <text:p>3.7999999999999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5.49657142857123">
                <text:p>5.49657142857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4999999999999">
                <text:p>3.84999999999999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5.4524999999998">
                <text:p>5.4524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9999999999999">
                <text:p>3.8999999999999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5.41028571428552">
                <text:p>5.41028571428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4999999999999">
                <text:p>3.94999999999999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5.36992857142838">
                <text:p>5.3699285714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9999999999999">
                <text:p>3.99999999999999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5.33142857142839">
                <text:p>5.3314285714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4999999999999">
                <text:p>4.04999999999999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5.29478571428554">
                <text:p>5.29478571428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9999999999999">
                <text:p>4.09999999999999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5.25999999999983">
                <text:p>5.2599999999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4999999999999">
                <text:p>4.14999999999999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5.22707142857126">
                <text:p>5.22707142857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9999999999999">
                <text:p>4.19999999999999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5.19599999999983">
                <text:p>5.1959999999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4999999999999">
                <text:p>4.24999999999999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5.16678571428555">
                <text:p>5.1667857142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9999999999999">
                <text:p>4.29999999999999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5.13942857142841">
                <text:p>5.13942857142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4999999999999">
                <text:p>4.34999999999999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5.11392857142842">
                <text:p>5.1139285714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9999999999999">
                <text:p>4.3999999999999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5.09028571428557">
                <text:p>5.0902857142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4999999999999">
                <text:p>4.44999999999999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5.06849999999985">
                <text:p>5.06849999999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9999999999999">
                <text:p>4.49999999999999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5.04857142857129">
                <text:p>5.0485714285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4999999999999">
                <text:p>4.54999999999999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5.03049999999986">
                <text:p>5.03049999999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9999999999999">
                <text:p>4.59999999999999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5.01428571428558">
                <text:p>5.01428571428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4999999999999">
                <text:p>4.64999999999999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4.99992857142845">
                <text:p>4.9999285714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9999999999999">
                <text:p>4.69999999999999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4.98742857142845">
                <text:p>4.9874285714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4999999999999">
                <text:p>4.74999999999999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4.9767857142856">
                <text:p>4.9767857142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9999999999999">
                <text:p>4.79999999999999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4.96799999999988">
                <text:p>4.96799999999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4999999999999">
                <text:p>4.84999999999999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4.96107142857132">
                <text:p>4.96107142857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9999999999999">
                <text:p>4.899999999999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4.9559999999999">
                <text:p>4.955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4999999999999">
                <text:p>4.94999999999999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4.95278571428561">
                <text:p>4.95278571428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9999999999999">
                <text:p>4.99999999999999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4.95142857142848">
                <text:p>4.9514285714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4999999999999">
                <text:p>5.04999999999999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4.95192857142848">
                <text:p>4.9519285714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9999999999999">
                <text:p>5.09999999999999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4.95428571428563">
                <text:p>4.95428571428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4999999999999">
                <text:p>5.14999999999999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4.95849999999992">
                <text:p>4.958499999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9999999999999">
                <text:p>5.19999999999999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4.96457142857135">
                <text:p>4.96457142857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4999999999999">
                <text:p>5.24999999999999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4.97249999999993">
                <text:p>4.9724999999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9999999999999">
                <text:p>5.29999999999999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4.98228571428565">
                <text:p>4.98228571428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4999999999999">
                <text:p>5.34999999999999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4.99392857142851">
                <text:p>4.9939285714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9999999999999">
                <text:p>5.3999999999999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5.00742857142851">
                <text:p>5.00742857142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4999999999999">
                <text:p>5.44999999999999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5.02278571428566">
                <text:p>5.02278571428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9999999999999">
                <text:p>5.49999999999999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5.03999999999995">
                <text:p>5.0399999999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4999999999999">
                <text:p>5.54999999999999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5.05907142857138">
                <text:p>5.0590714285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9999999999999">
                <text:p>5.59999999999999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5.07999999999996">
                <text:p>5.07999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4999999999999">
                <text:p>5.64999999999999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5.10278571428568">
                <text:p>5.10278571428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9999999999999">
                <text:p>5.69999999999999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5.12742857142854">
                <text:p>5.1274285714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4999999999999">
                <text:p>5.74999999999999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5.15392857142854">
                <text:p>5.1539285714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9999999999999">
                <text:p>5.79999999999999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5.18228571428569">
                <text:p>5.1822857142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4999999999999">
                <text:p>5.84999999999999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5.21249999999998">
                <text:p>5.2124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9999999999999">
                <text:p>5.8999999999999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5.24457142857141">
                <text:p>5.2445714285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4999999999999">
                <text:p>5.94999999999999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5.27849999999999">
                <text:p>5.2784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9999999999999">
                <text:p>5.99999999999999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5.31428571428571">
                <text:p>5.3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4999999999999">
                <text:p>6.04999999999999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5.35192857142857">
                <text:p>5.3519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9999999999999">
                <text:p>6.09999999999999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5.39142857142857">
                <text:p>5.39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4999999999999">
                <text:p>6.14999999999999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5.43278571428572">
                <text:p>5.43278571428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9999999999999">
                <text:p>6.19999999999999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5.47600000000001">
                <text:p>5.476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4999999999999">
                <text:p>6.24999999999999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5.52107142857144">
                <text:p>5.5210714285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9999999999999">
                <text:p>6.29999999999999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5.56800000000002">
                <text:p>5.5680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4999999999999">
                <text:p>6.34999999999999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5.61678571428574">
                <text:p>5.61678571428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9999999999999">
                <text:p>6.3999999999999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5.6674285714286">
                <text:p>5.667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4999999999999">
                <text:p>6.44999999999999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5.71992857142861">
                <text:p>5.71992857142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9999999999999">
                <text:p>6.49999999999999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5.77428571428575">
                <text:p>5.77428571428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4999999999999">
                <text:p>6.54999999999999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5.83050000000004">
                <text:p>5.8305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9999999999998">
                <text:p>6.59999999999998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5.88857142857146">
                <text:p>5.88857142857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4999999999998">
                <text:p>6.64999999999998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5.94850000000004">
                <text:p>5.9485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9999999999998">
                <text:p>6.69999999999998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6.01028571428575">
                <text:p>6.01028571428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4999999999998">
                <text:p>6.74999999999998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6.07392857142862">
                <text:p>6.0739285714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9999999999998">
                <text:p>6.79999999999998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6.13942857142862">
                <text:p>6.1394285714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4999999999998">
                <text:p>6.8499999999999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6.20678571428577">
                <text:p>6.2067857142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9999999999998">
                <text:p>6.89999999999998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6.27600000000006">
                <text:p>6.27600000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4999999999998">
                <text:p>6.94999999999998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6.34707142857149">
                <text:p>6.34707142857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9999999999998">
                <text:p>6.99999999999998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6.42000000000007">
                <text:p>6.42000000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4999999999998">
                <text:p>7.04999999999998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6.49478571428578">
                <text:p>6.49478571428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9999999999998">
                <text:p>7.09999999999998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6.57142857142864">
                <text:p>6.5714285714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4999999999998">
                <text:p>7.14999999999998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6.64992857142865">
                <text:p>6.6499285714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9999999999998">
                <text:p>7.19999999999998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6.7302857142858">
                <text:p>6.730285714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4999999999998">
                <text:p>7.24999999999998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6.81250000000009">
                <text:p>6.8125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9999999999998">
                <text:p>7.29999999999998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6.89657142857152">
                <text:p>6.8965714285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4999999999998">
                <text:p>7.3499999999999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6.98250000000009">
                <text:p>6.9825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9999999999998">
                <text:p>7.39999999999998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7.07028571428581">
                <text:p>7.07028571428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4999999999998">
                <text:p>7.44999999999998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7.15992857142867">
                <text:p>7.15992857142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9999999999998">
                <text:p>7.49999999999998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7.25142857142868">
                <text:p>7.25142857142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4999999999998">
                <text:p>7.54999999999998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7.34478571428582">
                <text:p>7.34478571428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9999999999998">
                <text:p>7.59999999999998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7.44000000000012">
                <text:p>7.44000000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4999999999998">
                <text:p>7.64999999999998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7.53707142857154">
                <text:p>7.53707142857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9999999999998">
                <text:p>7.69999999999998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7.63600000000012">
                <text:p>7.63600000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4999999999998">
                <text:p>7.74999999999998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7.73678571428584">
                <text:p>7.73678571428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9999999999998">
                <text:p>7.79999999999998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7.8394285714287">
                <text:p>7.8394285714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4999999999998">
                <text:p>7.8499999999999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7.94392857142871">
                <text:p>7.94392857142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9999999999998">
                <text:p>7.89999999999998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8.05028571428585">
                <text:p>8.05028571428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4999999999998">
                <text:p>7.94999999999998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8.15850000000014">
                <text:p>8.1585000000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fill-image draw:name="ChartBitmap_20_1" draw:display-name="ChartBitmap 1" xlink:href="Pictures/100000000000000800000008E41143556E822473.png" xlink:type="simple" xlink:show="embed" xlink:actuate="onLoad"/>
    <draw:fill-image draw:name="ChartBitmap_20_2" draw:display-name="ChartBitmap 2" xlink:href="Pictures/100000000000000800000008EE9ED4808EB45EA0.png" xlink:type="simple" xlink:show="embed" xlink:actuate="onLoad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